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898*"/>
    </style:style>
    <style:style style:name="Table1.B" style:family="table-column">
      <style:table-column-properties style:rel-column-width="6898*"/>
    </style:style>
    <style:style style:name="Table1.C" style:family="table-column">
      <style:table-column-properties style:rel-column-width="8623*"/>
    </style:style>
    <style:style style:name="Table1.D" style:family="table-column">
      <style:table-column-properties style:rel-column-width="8623*"/>
    </style:style>
    <style:style style:name="Table1.E" style:family="table-column">
      <style:table-column-properties style:rel-column-width="8623*"/>
    </style:style>
    <style:style style:name="Table1.F" style:family="table-column">
      <style:table-column-properties style:rel-column-width="8623*"/>
    </style:style>
    <style:style style:name="Table1.G" style:family="table-column">
      <style:table-column-properties style:rel-column-width="8623*"/>
    </style:style>
    <style:style style:name="Table1.H" style:family="table-column">
      <style:table-column-properties style:rel-column-width="8623*"/>
    </style:style>
    <style:style style:name="Table2" style:family="table">
      <style:table-properties table:align="center" style:rel-width="100%"/>
    </style:style>
    <style:style style:name="Table2.A" style:family="table-column">
      <style:table-column-properties style:rel-column-width="7710*"/>
    </style:style>
    <style:style style:name="Table2.B" style:family="table-column">
      <style:table-column-properties style:rel-column-width="9637*"/>
    </style:style>
    <style:style style:name="Table2.C" style:family="table-column">
      <style:table-column-properties style:rel-column-width="9637*"/>
    </style:style>
    <style:style style:name="Table2.D" style:family="table-column">
      <style:table-column-properties style:rel-column-width="9637*"/>
    </style:style>
    <style:style style:name="Table2.E" style:family="table-column">
      <style:table-column-properties style:rel-column-width="9637*"/>
    </style:style>
    <style:style style:name="Table2.F" style:family="table-column">
      <style:table-column-properties style:rel-column-width="9637*"/>
    </style:style>
    <style:style style:name="Table2.G" style:family="table-column">
      <style:table-column-properties style:rel-column-width="9637*"/>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7" style:family="table">
      <style:table-properties table:align="center"/>
    </style:style>
    <style:style style:name="Table7.A" style:family="table-column"/>
    <style:style style:name="Table7.B" style:family="table-column"/>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elligent-information-system-for-knowledge-integration-into-artificial-intelligence-models"/>Intelligent Information System for Knowledge Integration into Artificial Intelligence Models<text:bookmark-end text:name="intelligent-information-system-for-knowledge-integration-into-artificial-intelligence-models"/></text:h>
      <text:p text:style-name="First_20_paragraph"><text:span text:style-name="T1">AdvAIT’2025: 2nd International Workshop on Advanced Applied Information Technologies</text:span><text:line-break/><text:span text:style-name="T2">December 5, 2025, Khmelnytskyi, Ukraine</text:span></text:p>
      <text:p text:style-name="Text_20_body"><text:span text:style-name="T1">Copyright © 2025 by its authors.</text:span><text:line-break/>Use permitted under Creative Commons License Attribution 4.0 International (CC BY 4.0).</text:p>
      <text:p text:style-name="Horizontal_20_Line"/>
      <text:p text:style-name="First_20_paragraph"><text:span text:style-name="T1">Oleksandr Chaban</text:span><draw:frame draw:style-name="fr1" text:anchor-type="as-char"><draw:object xlink:href="Formula-0/" xlink:type="simple" xlink:show="embed" xlink:actuate="onLoad"/></draw:frame> [0009-0001-4710-3336], <text:span text:style-name="T1">Eduard Manziuk</text:span><draw:frame draw:style-name="fr1" text:anchor-type="as-char"><draw:object xlink:href="Formula-2/" xlink:type="simple" xlink:show="embed" xlink:actuate="onLoad"/></draw:frame> [0000-0002-7310-2126], <text:span text:style-name="T1">Pavlo Radiuk</text:span><draw:frame draw:style-name="fr1" text:anchor-type="as-char"><draw:object xlink:href="Formula-4/" xlink:type="simple" xlink:show="embed" xlink:actuate="onLoad"/></draw:frame> [0000-0003-3609-112X], <text:span text:style-name="T1">Elena Zaitseva</text:span><draw:frame draw:style-name="fr1" text:anchor-type="as-char"><draw:object xlink:href="Formula-6/" xlink:type="simple" xlink:show="embed" xlink:actuate="onLoad"/></draw:frame> [0000-0002-9087-0311], <text:span text:style-name="T1">Olena Markevych</text:span><draw:frame draw:style-name="fr1" text:anchor-type="as-char"><draw:object xlink:href="Formula-8/" xlink:type="simple" xlink:show="embed" xlink:actuate="onLoad"/></draw:frame> [0000-0003-2758-3288]</text:p>
      <text:p text:style-name="Text_20_body"><draw:frame draw:style-name="fr1" text:anchor-type="as-char"><draw:object xlink:href="Formula-10/" xlink:type="simple" xlink:show="embed" xlink:actuate="onLoad"/></draw:frame> <text:span text:style-name="T2">Khmelnytskyi National University, 11, Institutes str., Khmelnytskyi, 29016, Ukraine</text:span><text:line-break/><draw:frame draw:style-name="fr1" text:anchor-type="as-char"><draw:object xlink:href="Formula-12/" xlink:type="simple" xlink:show="embed" xlink:actuate="onLoad"/></draw:frame> <text:span text:style-name="T2">Zilina University, Univerzitná 8215, 010 26 Žilina, Slovakia</text:span><text:line-break/><draw:frame draw:style-name="fr1" text:anchor-type="as-char"><draw:object xlink:href="Formula-14/" xlink:type="simple" xlink:show="embed" xlink:actuate="onLoad"/></draw:frame> <text:span text:style-name="T2">Khmelnytskyi Infectious Diseases Hospital, 17, Skovorody str., Khmelnytskyi, 29008, Ukraine</text:span></text:p>
      <text:p text:style-name="Text_20_body"><draw:frame draw:style-name="fr1" text:anchor-type="as-char"><draw:object xlink:href="Formula-16/" xlink:type="simple" xlink:show="embed" xlink:actuate="onLoad"/></draw:frame> Corresponding author: <text:a xlink:type="simple" xlink:href="mailto:radiukp@khmnu.edu.ua" office:name=""><text:span text:style-name="Definition">radiukp@khmnu.edu.ua</text:span></text:a></text:p>
      <text:p text:style-name="Horizontal_20_Line"/>
      <text:h text:style-name="Heading_20_2" text:outline-level="2"><text:bookmark-start text:name="abstract"/>Abstract<text:bookmark-end text:name="abstract"/></text:h>
      <text:p text:style-name="First_20_paragraph">The rapid proliferation of artificial intelligence in medical imaging is currently hindered by a significant disconnect between high-performing research models and the rigorous demands of clinical environments. Key challenges include data interoperability issues between research formats and clinical standards, hardware dependencies that limit portability, and the opaque “black-box” nature of deep learning models which erodes clinician trust. In this work, we propose a comprehensive intelligent information system designed to bridge this gap by unifying standards-compliant data ingestion, accelerated inference, and knowledge-infused reasoning into a single auditable workflow. Our approach integrates a robust DICOM and NIfTI ingestion pipeline with built-in anonymization, a hardware-agnostic ONNX inference engine, and a novel graph-based classification module that explicitly models anatomical relationships. Evaluated on the public Automated Cardiac Diagnosis Challenge (ACDC) benchmark, the proposed system demonstrates superior performance, with the segmentation module achieving a mean Dice Similarity Coefficient of 0.939 and the knowledge-integrated classifier attaining a diagnostic accuracy of 94.0%. The significant conclusion of this study is that by systematically integrating privacy controls, hardware portability, and graph-based knowledge representation, it is possible to create a deployment-ready AI blueprint that is both scientifically reproducible and clinically trustworthy.</text:p>
      <text:p text:style-name="Text_20_body"><text:span text:style-name="T1">Keywords:</text:span> Medical imaging, cardiac MRI, knowledge integration, graph neural networks, DICOM interoperability, ONNX runtime, information system</text:p>
      <text:p text:style-name="Horizontal_20_Line"/>
      <text:h text:style-name="Heading_20_2" text:outline-level="2"><text:bookmark-start text:name="introduction"/>1. Introduction<text:bookmark-end text:name="introduction"/></text:h>
      <text:p text:style-name="First_20_paragraph">The field of artificial intelligence (AI) for medical imaging has witnessed exponential growth in recent years, driven by the advent of deep learning architectures that often surpass human-level performance in specific diagnostic tasks. However, a substantial chasm remains between the experimental success of these models in controlled research environments and their practical utility in real-world clinical settings [1]. This discrepancy is primarily fueled by a trifecta of systemic challenges: data heterogeneity, hardware fragmentation, and the interpretability crisis. Clinical workflows heavily rely on the Digital Imaging and Communications in Medicine (DICOM) standard, a complex protocol governing the storage and transmission of medical data [2]. Conversely, the research community predominantly utilizes the Neuroimaging Informatics Technology Initiative (NIfTI) format due to its simplified handling of volumetric geometry and orientation [3]. The friction generated by converting between these formats often leads to silent geometric errors, metadata loss, and privacy breaches, thereby impeding the seamless integration of AI tools into hospital picture archiving and communication systems.</text:p>
      <text:p text:style-name="Text_20_body">Furthermore, the deployment landscape is complicated by hardware heterogeneity. Research models are typically trained on high-end NVIDIA GPUs using frameworks like PyTorch, but clinical workstations vary widely in their computational capabilities, ranging from standard CPUs to GPUs from different vendors. This necessitates an inference strategy that is both portable and performant. The Open Neural Network Exchange (ONNX) format and its associated Runtime engine offer a solution by providing an intermediate representation that can be executed across diverse hardware backends [4, 5]. However, wrapping these technologies into a cohesive system that manages dependencies without imposing vendor lock-in remains a significant engineering hurdle.</text:p>
      <text:p text:style-name="Text_20_body">Perhaps the most critical barrier to adoption is the “black-box” nature of modern deep neural networks. In high-stakes medical decision-making, accuracy alone is insufficient; clinicians require transparency and justification for algorithmic predictions. While purely data-driven models like the U-Net [6] and its self-configuring variant nnU-Net [7] have established strong baselines for segmentation, they often lack the ability to incorporate explicit medical knowledge or reasoning. Recent advances in transformers [8] and hybrid architectures [9, 10] push performance boundaries but often at the cost of increased opacity. To address this, human-in-the-loop approaches and explainable AI techniques are becoming essential components of trustworthy systems [11].</text:p>
      <text:p text:style-name="Text_20_body">The problem under consideration is the absence of a unified, end-to-end framework that systematically addresses these disparate requirements, i.e., standards compliance, hardware portability, and knowledge-infused reasoning [12], within a single reproducible pipeline. Current solutions often address these issues in isolation, resulting in fragmented workflows that are difficult to audit and deploy.</text:p>
      <text:p text:style-name="Text_20_body">In this work, we present a novel scientific contribution by architecting an intelligent information system that integrates these components from the ground up. By combining a standards-compliant ingestion module, a portable ONNX-based segmentation engine, and a graph convolutional network (GCN) for structured reasoning, we provide a holistic solution to the deployment gap.</text:p>
      <text:p text:style-name="Text_20_body">The goal of this study is to improve knowledge integration fidelity and downstream reasoning accuracy by unifying standards-compliant ingestion, portable ONNX inference, and graph-structured classification with calibration-aware evaluation.</text:p>
      <text:p text:style-name="Text_20_body">The objective of the study is to design, implement, and validate this integrated system. To achieve this, we present three major contributions:</text:p>
      <text:list text:style-name="L1">
        <text:list-item>
          <text:p text:style-name="P1">A complete system architecture that spans DICOM/NIfTI ingestion with built-in anonymization, accelerated ONNX inference, volumetric segmentation, and manifest-driven data export for full reproducibility.</text:p>
        </text:list-item>
        <text:list-item>
          <text:p text:style-name="P1">A novel graph-based classification module, KI-GCN, derived from GCNs, which aggregates structured features from segmentation masks and patient metadata to enhance diagnostic reasoning. We also specify an optional multi-teacher knowledge distillation objective for deploying compressed, efficient models.</text:p>
        </text:list-item>
        <text:list-item>
          <text:p text:style-name="P1">A deployment-oriented evaluation protocol that includes standard segmentation metrics, probabilistic classification metrics, and critical calibration diagnostics like reliability diagrams to ensure model trustworthiness.</text:p>
        </text:list-item>
      </text:list>
      <text:p text:style-name="First_20_paragraph"><text:span text:style-name="T1">Structure of the paper</text:span> The remainder of this paper is organized as follows. Section 2 reviews the state of the art in medical imaging interoperability, segmentation architectures, and knowledge integration methods. Section 3 details the proposed system architecture, including the formalization of the ingestion, segmentation, and graph-based classification modules. Section 4 presents the experimental results on the ACDC and M&amp;Ms-2 datasets, providing a comparative analysis against state-of-the-art methods. Section 5 analyzes the implications of these findings, system throughput, and limitations. Finally, Section 6 summarizes the contributions and outlines future directions.</text:p>
      <text:h text:style-name="Heading_20_2" text:outline-level="2"><text:bookmark-start text:name="related-works"/>2. Related Works<text:bookmark-end text:name="related-works"/></text:h>
      <text:p text:style-name="First_20_paragraph">Our research is situated at the intersection of interoperability standards, hardware acceleration, advanced deep learning architectures for segmentation, and methods for knowledge integration. This section reviews the state of the art in these domains to contextualize the proposed intelligent information system.</text:p>
      <text:p text:style-name="Text_20_body">The foundation of any clinical AI system is its ability to handle standardized data formats. The DICOM standard serves as the global lingua franca for medical imaging, with its Part 1 (PS3.1) defining the overarching structure and semantic interoperability requirements for clinical data exchange [2]. While robust, DICOM’s complexity often poses challenges for direct consumption by deep learning models. In the research domain, the NIfTI format has become the de facto standard for 3D and 4D volumetric data, primarily due to its explicit encoding of affine geometry and orientation fields, which are critical for preventing spatial misalignment during analysis [3]. A key task for our system is to seamlessly bridge these two standards, ensuring that data ingressed from clinical sources (DICOM) retains its geometric integrity when converted for model consumption (NIfTI-like tensors).</text:p>
      <text:p text:style-name="Text_20_body">Regarding model deployment and hardware acceleration, the ONNX Runtime engine has emerged as a critical technology for ensuring portability. It abstracts the execution of model graphs through a system of pluggable Execution Providers (EPs), allowing the same model file to run efficiently on CPUs, NVIDIA GPUs via CUDA [13], and Windows-based GPUs via DirectML [14]. This flexibility is essential for clinical environments where hardware specifications cannot be guaranteed. Recent comparative analyses have highlighted the necessity of such acceleration frameworks to reduce inference latency and computational overhead in production settings [5].</text:p>
      <text:p text:style-name="Text_20_body">In the domain of medical image segmentation, the U-Net architecture remains the cornerstone, featuring a symmetric encoder-decoder structure with skip connections that preserve spatial information [6]. Building on this, the nnU-Net framework demonstrated that automated hyperparameter optimization and rigorous preprocessing are often more critical than architectural novelty, consistently achieving state-of-the-art results on benchmarks like the Automated Cardiac Diagnosis Challenge (ACDC) [7, 8]. More recently, the field has seen a surge in transformer-based models [9], hybrid ConvNet-transformer architectures like MedNeXt [10], and specialized 3D volume processors like UNETR++ [11]. While these models offer performance gains, their integration into explainable, standards-compliant workflows remains limited.</text:p>
      <text:p text:style-name="Text_20_body">To move beyond the “black-box” paradigm, integrating explicit knowledge is crucial. Neural networks, particularly GCNs, provide a mathematical framework for modeling anatomical structures as interconnected nodes, allowing for reasoning based on spatial and functional relationships rather than just pixel intensities [15]. Advanced variants like graph attention networks have further refined this approach by learning to weigh the importance of different anatomical connections [16]. Additionally, knowledge distillation offers a pathway to compress these complex reasoning capabilities into lightweight models suitable for deployment, transferring insights from large “teacher” ensembles to efficient “student” models [17, 18]. Recent work in our group has extended these concepts to adaptive multi-teacher distillation strategies, enhancing robustness against domain shifts [19, 20].</text:p>
      <text:p text:style-name="Text_20_body">Finally, trust in AI systems is predicated not just on accuracy, but on calibration, i.e., the alignment between predicted confidence and actual correctness. Methods such as reliability diagrams and temperature scaling are essential for diagnosing and correcting miscalibration [21]. Emerging techniques like proximity-informed calibration continue to push the boundaries of model reliability [22].</text:p>
      <text:p text:style-name="Text_20_body">The primary objective of this study is to synthesize these diverse technological threads into a single, cohesive system. The main tasks to fulfill this objective are: (i) to design and implement a modular software architecture for the end-to-end medical imaging workflow, (ii) to develop and integrate a graph-based reasoning module that leverages segmentation outputs for improved classification, and (iii) to validate the entire system’s performance and reproducibility on public benchmark datasets.</text:p>
      <text:h text:style-name="Heading_20_2" text:outline-level="2"><text:bookmark-start text:name="methods"/>3. Methods<text:bookmark-end text:name="methods"/></text:h>
      <text:p text:style-name="First_20_paragraph">We formalize the proposed intelligent information system as a sequence of interconnected processing modules that execute a single, manifest-driven workflow. The system is designed to transform raw medical imaging data into actionable, explainable diagnostic insights. Detailed implementation specifics and user manuals are provided in the accompanying technical report [23]. In this section, we define the mathematical formulations and algorithmic logic underpinning the core components: ingestion, segmentation, and graph-based knowledge integration.</text:p>
      <text:p text:style-name="Text_20_body">Let a dataset be denoted by <draw:frame draw:style-name="fr1" text:anchor-type="as-char"><draw:object xlink:href="Formula-18/" xlink:type="simple" xlink:show="embed" xlink:actuate="onLoad"/></draw:frame>, where for each of <draw:frame draw:style-name="fr1" text:anchor-type="as-char"><draw:object xlink:href="Formula-20/" xlink:type="simple" xlink:show="embed" xlink:actuate="onLoad"/></draw:frame> patients, <draw:frame draw:style-name="fr1" text:anchor-type="as-char"><draw:object xlink:href="Formula-22/" xlink:type="simple" xlink:show="embed" xlink:actuate="onLoad"/></draw:frame> represents the input medical image volume (e.g., a cardiac MRI series), <draw:frame draw:style-name="fr1" text:anchor-type="as-char"><draw:object xlink:href="Formula-24/" xlink:type="simple" xlink:show="embed" xlink:actuate="onLoad"/></draw:frame> represents the ground-truth anatomical segmentation mask, and <draw:frame draw:style-name="fr1" text:anchor-type="as-char"><draw:object xlink:href="Formula-26/" xlink:type="simple" xlink:show="embed" xlink:actuate="onLoad"/></draw:frame> represents the associated clinical diagnosis or classification label. The system architecture, illustrated in Figure 1, processes these inputs through four distinct stages: ingestion, segmentation, knowledge graph construction, and classification.</text:p>
      <text:p text:style-name="Text_20_body"><text:span text:style-name="T2">System architecture and data flow</text:span> <text:span text:style-name="T2">Figure 1: System architecture and data flow. The pipeline begins with standards-compliant ingestion (DICOM/NIfTI) and anonymization, proceeds to accelerated ONNX-based segmentation (SKIF-Seg), constructs a knowledge graph for classification (KI-GCN), and concludes with comprehensive evaluation and manifest-driven export for reproducibility.</text:span></text:p>
      <text:p text:style-name="Text_20_body">The system processes each patient’s data <draw:frame draw:style-name="fr1" text:anchor-type="as-char"><draw:object xlink:href="Formula-28/" xlink:type="simple" xlink:show="embed" xlink:actuate="onLoad"/></draw:frame> through a sequential pipeline formalized below.</text:p>
      <text:h text:style-name="Heading_20_3" text:outline-level="3"><text:bookmark-start text:name="standards-compliant-ingestion-and-anonymization"/>3.1. Standards-Compliant Ingestion and Anonymization<text:bookmark-end text:name="standards-compliant-ingestion-and-anonymization"/></text:h>
      <text:p text:style-name="First_20_paragraph">The ingestion module is responsible for the secure and accurate loading of medical data. It utilizes the FO-DICOM library to parse DICOM series, ensuring that all slices are ordered correctly based on the <text:span text:style-name="Source_Text">ImagePositionPatient</text:span> (0020,0032) tag. To adhere to privacy regulations (e.g., GDPR, HIPAA), the module implements a configurable anonymization engine compliant with the DICOM PS3.15 Basic Profile. Identifiers such as <text:span text:style-name="Source_Text">PatientName</text:span> and <text:span text:style-name="Source_Text">PatientID</text:span> are hashed or removed [2].</text:p>
      <text:p text:style-name="Text_20_body">For research data in NIfTI format, the system parses the affine header to normalize voxel spacing and reorient the volume to the canonical RAS coordinate system [3]. Input volumes are then intensity-normalized to the range <draw:frame draw:style-name="fr1" text:anchor-type="as-char"><draw:object xlink:href="Formula-30/" xlink:type="simple" xlink:show="embed" xlink:actuate="onLoad"/></draw:frame> to stabilize downstream numerical optimization.</text:p>
      <text:h text:style-name="Heading_20_3" text:outline-level="3"><text:bookmark-start text:name="volumetric-segmentation-skif-seg"/>3.2. Volumetric Segmentation (SKIF-Seg)<text:bookmark-end text:name="volumetric-segmentation-skif-seg"/></text:h>
      <text:p text:style-name="First_20_paragraph">Synergistic Knowledge-Integrated Framework for Segmentation (SKIF-Seg) is the system’s segmentation engine, designed for hardware portability via ONNX Runtime. The module accepts the preprocessed volume <draw:frame draw:style-name="fr1" text:anchor-type="as-char"><draw:object xlink:href="Formula-32/" xlink:type="simple" xlink:show="embed" xlink:actuate="onLoad"/></draw:frame> and predicts a dense probability map <draw:frame draw:style-name="fr1" text:anchor-type="as-char"><draw:object xlink:href="Formula-34/" xlink:type="simple" xlink:show="embed" xlink:actuate="onLoad"/></draw:frame>. The inference process is abstracted to support multiple backends: * <text:span text:style-name="T1">CPU Execution Provider:</text:span> Uses MKLDNN/OpenBLAS for optimized execution on standard processors. * <text:span text:style-name="T1">CUDA Execution Provider:</text:span> Leverages NVIDIA’s cuDNN and TensorRT libraries for high-throughput GPU inference [13]. * <text:span text:style-name="T1">DirectML Execution Provider:</text:span> Provides vendor-agnostic GPU acceleration on Windows, supporting AMD, Intel, and NVIDIA hardware [14].</text:p>
      <text:p text:style-name="Text_20_body">The output <draw:frame draw:style-name="fr1" text:anchor-type="as-char"><draw:object xlink:href="Formula-36/" xlink:type="simple" xlink:show="embed" xlink:actuate="onLoad"/></draw:frame> represents the probability of each voxel belonging to one of <draw:frame draw:style-name="fr1" text:anchor-type="as-char"><draw:object xlink:href="Formula-38/" xlink:type="simple" xlink:show="embed" xlink:actuate="onLoad"/></draw:frame> anatomical classes. A final segmentation mask <draw:frame draw:style-name="fr1" text:anchor-type="as-char"><draw:object xlink:href="Formula-40/" xlink:type="simple" xlink:show="embed" xlink:actuate="onLoad"/></draw:frame> is generated via an argmax operation.</text:p>
      <text:h text:style-name="Heading_20_3" text:outline-level="3"><text:bookmark-start text:name="graph-based-classification-ki-gcn"/>3.3. Graph-based Classification (KI-GCN)<text:bookmark-end text:name="graph-based-classification-ki-gcn"/></text:h>
      <text:p text:style-name="First_20_paragraph">To incorporate anatomical reasoning, we introduce the Knowledge Integration Graph Convolutional Network (KI-GCN). We define a graph <draw:frame draw:style-name="fr1" text:anchor-type="as-char"><draw:object xlink:href="Formula-42/" xlink:type="simple" xlink:show="embed" xlink:actuate="onLoad"/></draw:frame> where nodes <draw:frame draw:style-name="fr1" text:anchor-type="as-char"><draw:object xlink:href="Formula-44/" xlink:type="simple" xlink:show="embed" xlink:actuate="onLoad"/></draw:frame> correspond to segmented structures (e.g., Left Ventricle, Myocardium, Right Ventricle) and edges <draw:frame draw:style-name="fr1" text:anchor-type="as-char"><draw:object xlink:href="Formula-46/" xlink:type="simple" xlink:show="embed" xlink:actuate="onLoad"/></draw:frame> encode spatial adjacency and functional connectivity.</text:p>
      <text:p text:style-name="Text_20_body">For each node <draw:frame draw:style-name="fr1" text:anchor-type="as-char"><draw:object xlink:href="Formula-48/" xlink:type="simple" xlink:show="embed" xlink:actuate="onLoad"/></draw:frame>, we compute a feature vector <draw:frame draw:style-name="fr1" text:anchor-type="as-char"><draw:object xlink:href="Formula-50/" xlink:type="simple" xlink:show="embed" xlink:actuate="onLoad"/></draw:frame> derived from the segmentation mask <draw:frame draw:style-name="fr1" text:anchor-type="as-char"><draw:object xlink:href="Formula-52/" xlink:type="simple" xlink:show="embed" xlink:actuate="onLoad"/></draw:frame>, including volume, surface area, sphericity, and centroid displacement. The graph is processed using spectral graph convolution layers defined by the propagation rule shown in Equation 1:</text:p>
      <text:p text:style-name="Text_20_body"><draw:frame draw:style-name="fr2" text:anchor-type="paragraph"><draw:object xlink:href="Formula-54/" xlink:type="simple" xlink:show="embed" xlink:actuate="onLoad"/></draw:frame></text:p>
      <text:p text:style-name="Text_20_body">where <draw:frame draw:style-name="fr1" text:anchor-type="as-char"><draw:object xlink:href="Formula-56/" xlink:type="simple" xlink:show="embed" xlink:actuate="onLoad"/></draw:frame> is the feature matrix at layer <draw:frame draw:style-name="fr1" text:anchor-type="as-char"><draw:object xlink:href="Formula-58/" xlink:type="simple" xlink:show="embed" xlink:actuate="onLoad"/></draw:frame>, <draw:frame draw:style-name="fr1" text:anchor-type="as-char"><draw:object xlink:href="Formula-60/" xlink:type="simple" xlink:show="embed" xlink:actuate="onLoad"/></draw:frame> is the adjacency matrix with self-loops, <draw:frame draw:style-name="fr1" text:anchor-type="as-char"><draw:object xlink:href="Formula-62/" xlink:type="simple" xlink:show="embed" xlink:actuate="onLoad"/></draw:frame> is the degree matrix, and <draw:frame draw:style-name="fr1" text:anchor-type="as-char"><draw:object xlink:href="Formula-64/" xlink:type="simple" xlink:show="embed" xlink:actuate="onLoad"/></draw:frame> is the learnable weight matrix [15].</text:p>
      <text:p text:style-name="Text_20_body">This process allows the model to learn features that depend on the structural configuration of the heart, rather than treating geometry as a flat vector. The final node embeddings are pooled to form a global graph representation <draw:frame draw:style-name="fr1" text:anchor-type="as-char"><draw:object xlink:href="Formula-66/" xlink:type="simple" xlink:show="embed" xlink:actuate="onLoad"/></draw:frame>, which is classified into diagnostic categories.</text:p>
      <text:h text:style-name="Heading_20_3" text:outline-level="3"><text:bookmark-start text:name="multi-teacher-knowledge-distillation"/>3.4. Multi-Teacher Knowledge Distillation<text:bookmark-end text:name="multi-teacher-knowledge-distillation"/></text:h>
      <text:p text:style-name="First_20_paragraph">To enable efficient deployment on edge devices, we employ a multi-teacher knowledge distillation strategy. The training objective combines the standard cross-entropy loss with a distillation term that aligns the student’s logits <draw:frame draw:style-name="fr1" text:anchor-type="as-char"><draw:object xlink:href="Formula-68/" xlink:type="simple" xlink:show="embed" xlink:actuate="onLoad"/></draw:frame> with the soft targets from an ensemble of teacher models <draw:frame draw:style-name="fr1" text:anchor-type="as-char"><draw:object xlink:href="Formula-70/" xlink:type="simple" xlink:show="embed" xlink:actuate="onLoad"/></draw:frame> as presented in Equation 2:</text:p>
      <text:p text:style-name="Text_20_body"><draw:frame draw:style-name="fr2" text:anchor-type="paragraph"><draw:object xlink:href="Formula-72/" xlink:type="simple" xlink:show="embed" xlink:actuate="onLoad"/></draw:frame></text:p>
      <text:p text:style-name="Text_20_body">where <draw:frame draw:style-name="fr1" text:anchor-type="as-char"><draw:object xlink:href="Formula-74/" xlink:type="simple" xlink:show="embed" xlink:actuate="onLoad"/></draw:frame> is the temperature parameter controlling the softness of the probability distributions, and <draw:frame draw:style-name="fr1" text:anchor-type="as-char"><draw:object xlink:href="Formula-76/" xlink:type="simple" xlink:show="embed" xlink:actuate="onLoad"/></draw:frame> balances the two loss components [17, 18].</text:p>
      <text:h text:style-name="Heading_20_3" text:outline-level="3"><text:bookmark-start text:name="experimental-setup-and-evaluation"/>3.5. Experimental Setup and Evaluation<text:bookmark-end text:name="experimental-setup-and-evaluation"/></text:h>
      <text:p text:style-name="First_20_paragraph">Our evaluation protocol is designed to be comprehensive, deployment-oriented, and fully reproducible.</text:p>
      <text:p text:style-name="Text_20_body">For segmentation performance, let <draw:frame draw:style-name="fr1" text:anchor-type="as-char"><draw:object xlink:href="Formula-78/" xlink:type="simple" xlink:show="embed" xlink:actuate="onLoad"/></draw:frame> and <draw:frame draw:style-name="fr1" text:anchor-type="as-char"><draw:object xlink:href="Formula-80/" xlink:type="simple" xlink:show="embed" xlink:actuate="onLoad"/></draw:frame> be the predicted and ground-truth masks, respectively. We quantify overlap using the Dice Similarity Coefficient (DSC) [24], as shown in Equation 3:</text:p>
      <text:p text:style-name="Text_20_body"><draw:frame draw:style-name="fr2" text:anchor-type="paragraph"><draw:object xlink:href="Formula-82/" xlink:type="simple" xlink:show="embed" xlink:actuate="onLoad"/></draw:frame></text:p>
      <text:p text:style-name="Text_20_body">Additionally, we calculate the Jaccard Index (IoU) [25], defined in Equation 4:</text:p>
      <text:p text:style-name="Text_20_body"><draw:frame draw:style-name="fr2" text:anchor-type="paragraph"><draw:object xlink:href="Formula-84/" xlink:type="simple" xlink:show="embed" xlink:actuate="onLoad"/></draw:frame></text:p>
      <text:p text:style-name="Text_20_body">For boundary accuracy, we use the 95th percentile Hausdorff Distance (HD95) and Average Symmetric Surface Distance (ASSD), which are reviewed in detail by Taha and Hanbury [26].</text:p>
      <text:p text:style-name="Text_20_body">For classification, let <draw:frame draw:style-name="fr1" text:anchor-type="as-char"><draw:object xlink:href="Formula-86/" xlink:type="simple" xlink:show="embed" xlink:actuate="onLoad"/></draw:frame> be the predicted probability for the positive class and <draw:frame draw:style-name="fr1" text:anchor-type="as-char"><draw:object xlink:href="Formula-88/" xlink:type="simple" xlink:show="embed" xlink:actuate="onLoad"/></draw:frame> be the true label. We measure ranking quality with ROC-AUC and, for imbalanced classes, PR-AUC [27]. We assess calibration using the Brier score [28], which is the mean squared error of probabilistic forecasts, and visualize it with reliability diagrams, quantifying miscalibration with the Expected Calibration Error (ECE) [21].</text:p>
      <text:p text:style-name="Text_20_body">To ensure full auditability and scientific reproducibility, every execution of the pipeline generates a JSON manifest file. This manifest records the software version, Git commit hash, timestamp, the selected ONNX Runtime EP, model opset version, and all computed evaluation metrics [23]. The system also provides an export module that saves segmentation masks as NIfTI files, qualitative overlays as PNG images, and all metrics in CSV/JSON formats. This functionality is managed through a comprehensive export module (see Appendix, Figure A.5). This practice aligns with best practices for reproducible computational science.</text:p>
      <text:h text:style-name="Heading_20_2" text:outline-level="2"><text:bookmark-start text:name="results"/>4. Results<text:bookmark-end text:name="results"/></text:h>
      <text:p text:style-name="First_20_paragraph">We evaluated the system on the ACDC dataset [8] for segmentation and diagnosis, and the M&amp;Ms-2 dataset [29] for cross-domain generalization.</text:p>
      <text:h text:style-name="Heading_20_3" text:outline-level="3"><text:bookmark-start text:name="segmentation-performance"/>4.1. Segmentation Performance<text:bookmark-end text:name="segmentation-performance"/></text:h>
      <text:p text:style-name="First_20_paragraph">The SKIF-Seg module demonstrates robust performance. Table 1 presents a structure-wise comparison with a U-Net baseline. Our approach yields a significant improvement in boundary delineation, reducing the HD95 for the Left Ventricle (LV) from 7.5 mm to 5.8 mm.</text:p>
      <text:p text:style-name="Text_20_body"><text:span text:style-name="T2">Table 1: Segmentation results on ACDC (in-domain) and M&amp;Ms-2 (cross-domain). The proposed SKIF-Seg shows consistent improvements in DSC and HD95 over the baseline U-Ne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header-rows>
          <table:table-row>
            <table:table-cell table:style-name="TableHeaderRowCell" office:value-type="string">
              <text:p text:style-name="Table_20_Heading">Dataset</text:p>
            </table:table-cell>
            <table:table-cell table:style-name="TableHeaderRowCell" office:value-type="string">
              <text:p text:style-name="Table_20_Heading">Structure</text:p>
            </table:table-cell>
            <table:table-cell table:style-name="TableHeaderRowCell" office:value-type="string">
              <text:p text:style-name="P2">Baseline U-Net DSC</text:p>
            </table:table-cell>
            <table:table-cell table:style-name="TableHeaderRowCell" office:value-type="string">
              <text:p text:style-name="P3">Baseline U-Net HD95 (mm)</text:p>
            </table:table-cell>
            <table:table-cell table:style-name="TableHeaderRowCell" office:value-type="string">
              <text:p text:style-name="P4">Proposed DSC</text:p>
            </table:table-cell>
            <table:table-cell table:style-name="TableHeaderRowCell" office:value-type="string">
              <text:p text:style-name="P5">Proposed IoU</text:p>
            </table:table-cell>
            <table:table-cell table:style-name="TableHeaderRowCell" office:value-type="string">
              <text:p text:style-name="P6">Proposed HD95 (mm)</text:p>
            </table:table-cell>
            <table:table-cell table:style-name="TableHeaderRowCell" office:value-type="string">
              <text:p text:style-name="P7">Proposed ASSD (mm)</text:p>
            </table:table-cell>
          </table:table-row>
        </table:table-header-rows>
        <table:table-row>
          <table:table-cell table:style-name="TableRowCell" office:value-type="string">
            <text:p text:style-name="Table_20_Contents"><text:span text:style-name="T1">ACDC</text:span></text:p>
          </table:table-cell>
          <table:table-cell table:style-name="TableRowCell" office:value-type="string">
            <text:p text:style-name="Table_20_Contents">LV Cavity</text:p>
          </table:table-cell>
          <table:table-cell table:style-name="TableRowCell" office:value-type="string">
            <text:p text:style-name="P8"><draw:frame draw:style-name="fr1" text:anchor-type="as-char"><draw:object xlink:href="Formula-90/" xlink:type="simple" xlink:show="embed" xlink:actuate="onLoad"/></draw:frame></text:p>
          </table:table-cell>
          <table:table-cell table:style-name="TableRowCell" office:value-type="string">
            <text:p text:style-name="P9"><draw:frame draw:style-name="fr1" text:anchor-type="as-char"><draw:object xlink:href="Formula-92/" xlink:type="simple" xlink:show="embed" xlink:actuate="onLoad"/></draw:frame></text:p>
          </table:table-cell>
          <table:table-cell table:style-name="TableRowCell" office:value-type="string">
            <text:p text:style-name="P10"><draw:frame draw:style-name="fr1" text:anchor-type="as-char"><draw:object xlink:href="Formula-94/" xlink:type="simple" xlink:show="embed" xlink:actuate="onLoad"/></draw:frame></text:p>
          </table:table-cell>
          <table:table-cell table:style-name="TableRowCell" office:value-type="string">
            <text:p text:style-name="P11"><draw:frame draw:style-name="fr1" text:anchor-type="as-char"><draw:object xlink:href="Formula-96/" xlink:type="simple" xlink:show="embed" xlink:actuate="onLoad"/></draw:frame></text:p>
          </table:table-cell>
          <table:table-cell table:style-name="TableRowCell" office:value-type="string">
            <text:p text:style-name="P12"><draw:frame draw:style-name="fr1" text:anchor-type="as-char"><draw:object xlink:href="Formula-98/" xlink:type="simple" xlink:show="embed" xlink:actuate="onLoad"/></draw:frame></text:p>
          </table:table-cell>
          <table:table-cell table:style-name="TableRowCell" office:value-type="string">
            <text:p text:style-name="P13"><draw:frame draw:style-name="fr1" text:anchor-type="as-char"><draw:object xlink:href="Formula-100/"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Myocardium</text:p>
          </table:table-cell>
          <table:table-cell table:style-name="TableRowCell" office:value-type="string">
            <text:p text:style-name="P8"><draw:frame draw:style-name="fr1" text:anchor-type="as-char"><draw:object xlink:href="Formula-102/" xlink:type="simple" xlink:show="embed" xlink:actuate="onLoad"/></draw:frame></text:p>
          </table:table-cell>
          <table:table-cell table:style-name="TableRowCell" office:value-type="string">
            <text:p text:style-name="P9"><draw:frame draw:style-name="fr1" text:anchor-type="as-char"><draw:object xlink:href="Formula-104/" xlink:type="simple" xlink:show="embed" xlink:actuate="onLoad"/></draw:frame></text:p>
          </table:table-cell>
          <table:table-cell table:style-name="TableRowCell" office:value-type="string">
            <text:p text:style-name="P10"><draw:frame draw:style-name="fr1" text:anchor-type="as-char"><draw:object xlink:href="Formula-106/" xlink:type="simple" xlink:show="embed" xlink:actuate="onLoad"/></draw:frame></text:p>
          </table:table-cell>
          <table:table-cell table:style-name="TableRowCell" office:value-type="string">
            <text:p text:style-name="P11"><draw:frame draw:style-name="fr1" text:anchor-type="as-char"><draw:object xlink:href="Formula-108/" xlink:type="simple" xlink:show="embed" xlink:actuate="onLoad"/></draw:frame></text:p>
          </table:table-cell>
          <table:table-cell table:style-name="TableRowCell" office:value-type="string">
            <text:p text:style-name="P12"><draw:frame draw:style-name="fr1" text:anchor-type="as-char"><draw:object xlink:href="Formula-110/" xlink:type="simple" xlink:show="embed" xlink:actuate="onLoad"/></draw:frame></text:p>
          </table:table-cell>
          <table:table-cell table:style-name="TableRowCell" office:value-type="string">
            <text:p text:style-name="P13"><draw:frame draw:style-name="fr1" text:anchor-type="as-char"><draw:object xlink:href="Formula-11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RV Cavity</text:p>
          </table:table-cell>
          <table:table-cell table:style-name="TableRowCell" office:value-type="string">
            <text:p text:style-name="P8"><draw:frame draw:style-name="fr1" text:anchor-type="as-char"><draw:object xlink:href="Formula-114/" xlink:type="simple" xlink:show="embed" xlink:actuate="onLoad"/></draw:frame></text:p>
          </table:table-cell>
          <table:table-cell table:style-name="TableRowCell" office:value-type="string">
            <text:p text:style-name="P9"><draw:frame draw:style-name="fr1" text:anchor-type="as-char"><draw:object xlink:href="Formula-116/" xlink:type="simple" xlink:show="embed" xlink:actuate="onLoad"/></draw:frame></text:p>
          </table:table-cell>
          <table:table-cell table:style-name="TableRowCell" office:value-type="string">
            <text:p text:style-name="P10"><draw:frame draw:style-name="fr1" text:anchor-type="as-char"><draw:object xlink:href="Formula-118/" xlink:type="simple" xlink:show="embed" xlink:actuate="onLoad"/></draw:frame></text:p>
          </table:table-cell>
          <table:table-cell table:style-name="TableRowCell" office:value-type="string">
            <text:p text:style-name="P11"><draw:frame draw:style-name="fr1" text:anchor-type="as-char"><draw:object xlink:href="Formula-120/" xlink:type="simple" xlink:show="embed" xlink:actuate="onLoad"/></draw:frame></text:p>
          </table:table-cell>
          <table:table-cell table:style-name="TableRowCell" office:value-type="string">
            <text:p text:style-name="P12"><draw:frame draw:style-name="fr1" text:anchor-type="as-char"><draw:object xlink:href="Formula-122/" xlink:type="simple" xlink:show="embed" xlink:actuate="onLoad"/></draw:frame></text:p>
          </table:table-cell>
          <table:table-cell table:style-name="TableRowCell" office:value-type="string">
            <text:p text:style-name="P13"><draw:frame draw:style-name="fr1" text:anchor-type="as-char"><draw:object xlink:href="Formula-124/" xlink:type="simple" xlink:show="embed" xlink:actuate="onLoad"/></draw:frame></text:p>
          </table:table-cell>
        </table:table-row>
        <table:table-row>
          <table:table-cell table:style-name="TableRowCell" office:value-type="string">
            <text:p text:style-name="Table_20_Contents"><text:span text:style-name="T1">M&amp;Ms-2</text:span></text:p>
          </table:table-cell>
          <table:table-cell table:style-name="TableRowCell" office:value-type="string">
            <text:p text:style-name="Table_20_Contents">LV Cavity</text:p>
          </table:table-cell>
          <table:table-cell table:style-name="TableRowCell" office:value-type="string">
            <text:p text:style-name="P8"><draw:frame draw:style-name="fr1" text:anchor-type="as-char"><draw:object xlink:href="Formula-126/" xlink:type="simple" xlink:show="embed" xlink:actuate="onLoad"/></draw:frame></text:p>
          </table:table-cell>
          <table:table-cell table:style-name="TableRowCell" office:value-type="string">
            <text:p text:style-name="P9"><draw:frame draw:style-name="fr1" text:anchor-type="as-char"><draw:object xlink:href="Formula-128/" xlink:type="simple" xlink:show="embed" xlink:actuate="onLoad"/></draw:frame></text:p>
          </table:table-cell>
          <table:table-cell table:style-name="TableRowCell" office:value-type="string">
            <text:p text:style-name="P10"><draw:frame draw:style-name="fr1" text:anchor-type="as-char"><draw:object xlink:href="Formula-130/" xlink:type="simple" xlink:show="embed" xlink:actuate="onLoad"/></draw:frame></text:p>
          </table:table-cell>
          <table:table-cell table:style-name="TableRowCell" office:value-type="string">
            <text:p text:style-name="P11"><draw:frame draw:style-name="fr1" text:anchor-type="as-char"><draw:object xlink:href="Formula-132/" xlink:type="simple" xlink:show="embed" xlink:actuate="onLoad"/></draw:frame></text:p>
          </table:table-cell>
          <table:table-cell table:style-name="TableRowCell" office:value-type="string">
            <text:p text:style-name="P12"><draw:frame draw:style-name="fr1" text:anchor-type="as-char"><draw:object xlink:href="Formula-134/" xlink:type="simple" xlink:show="embed" xlink:actuate="onLoad"/></draw:frame></text:p>
          </table:table-cell>
          <table:table-cell table:style-name="TableRowCell" office:value-type="string">
            <text:p text:style-name="P13"><draw:frame draw:style-name="fr1" text:anchor-type="as-char"><draw:object xlink:href="Formula-13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Myocardium</text:p>
          </table:table-cell>
          <table:table-cell table:style-name="TableRowCell" office:value-type="string">
            <text:p text:style-name="P8"><draw:frame draw:style-name="fr1" text:anchor-type="as-char"><draw:object xlink:href="Formula-138/" xlink:type="simple" xlink:show="embed" xlink:actuate="onLoad"/></draw:frame></text:p>
          </table:table-cell>
          <table:table-cell table:style-name="TableRowCell" office:value-type="string">
            <text:p text:style-name="P9"><draw:frame draw:style-name="fr1" text:anchor-type="as-char"><draw:object xlink:href="Formula-140/" xlink:type="simple" xlink:show="embed" xlink:actuate="onLoad"/></draw:frame></text:p>
          </table:table-cell>
          <table:table-cell table:style-name="TableRowCell" office:value-type="string">
            <text:p text:style-name="P10"><draw:frame draw:style-name="fr1" text:anchor-type="as-char"><draw:object xlink:href="Formula-142/" xlink:type="simple" xlink:show="embed" xlink:actuate="onLoad"/></draw:frame></text:p>
          </table:table-cell>
          <table:table-cell table:style-name="TableRowCell" office:value-type="string">
            <text:p text:style-name="P11"><draw:frame draw:style-name="fr1" text:anchor-type="as-char"><draw:object xlink:href="Formula-144/" xlink:type="simple" xlink:show="embed" xlink:actuate="onLoad"/></draw:frame></text:p>
          </table:table-cell>
          <table:table-cell table:style-name="TableRowCell" office:value-type="string">
            <text:p text:style-name="P12"><draw:frame draw:style-name="fr1" text:anchor-type="as-char"><draw:object xlink:href="Formula-146/" xlink:type="simple" xlink:show="embed" xlink:actuate="onLoad"/></draw:frame></text:p>
          </table:table-cell>
          <table:table-cell table:style-name="TableRowCell" office:value-type="string">
            <text:p text:style-name="P13"><draw:frame draw:style-name="fr1" text:anchor-type="as-char"><draw:object xlink:href="Formula-148/"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RV Cavity</text:p>
          </table:table-cell>
          <table:table-cell table:style-name="TableRowCell" office:value-type="string">
            <text:p text:style-name="P8"><draw:frame draw:style-name="fr1" text:anchor-type="as-char"><draw:object xlink:href="Formula-150/" xlink:type="simple" xlink:show="embed" xlink:actuate="onLoad"/></draw:frame></text:p>
          </table:table-cell>
          <table:table-cell table:style-name="TableRowCell" office:value-type="string">
            <text:p text:style-name="P9"><draw:frame draw:style-name="fr1" text:anchor-type="as-char"><draw:object xlink:href="Formula-152/" xlink:type="simple" xlink:show="embed" xlink:actuate="onLoad"/></draw:frame></text:p>
          </table:table-cell>
          <table:table-cell table:style-name="TableRowCell" office:value-type="string">
            <text:p text:style-name="P10"><draw:frame draw:style-name="fr1" text:anchor-type="as-char"><draw:object xlink:href="Formula-154/" xlink:type="simple" xlink:show="embed" xlink:actuate="onLoad"/></draw:frame></text:p>
          </table:table-cell>
          <table:table-cell table:style-name="TableRowCell" office:value-type="string">
            <text:p text:style-name="P11"><draw:frame draw:style-name="fr1" text:anchor-type="as-char"><draw:object xlink:href="Formula-156/" xlink:type="simple" xlink:show="embed" xlink:actuate="onLoad"/></draw:frame></text:p>
          </table:table-cell>
          <table:table-cell table:style-name="TableRowCell" office:value-type="string">
            <text:p text:style-name="P12"><draw:frame draw:style-name="fr1" text:anchor-type="as-char"><draw:object xlink:href="Formula-158/" xlink:type="simple" xlink:show="embed" xlink:actuate="onLoad"/></draw:frame></text:p>
          </table:table-cell>
          <table:table-cell table:style-name="TableRowCell" office:value-type="string">
            <text:p text:style-name="P13"><draw:frame draw:style-name="fr1" text:anchor-type="as-char"><draw:object xlink:href="Formula-160/" xlink:type="simple" xlink:show="embed" xlink:actuate="onLoad"/></draw:frame></text:p>
          </table:table-cell>
        </table:table-row>
      </table:table>
      <text:p text:style-name="First_20_paragraph">The distribution of Dice scores is visualized in Figure 2, showing reduced variance for the proposed method. Table 2 summarizes the macro-averaged performance, highlighting a 1.67 mm reduction in HD95 on the ACDC dataset.</text:p>
      <text:p text:style-name="Text_20_body"><text:span text:style-name="T2">Case-wise Dice distributions</text:span> <text:span text:style-name="T2">Figure 2: Case-wise Dice distributions for SKIF-Seg across ACDC and M&amp;Ms-2 datasets, illustrating high median performance and low variance.</text:span></text:p>
      <text:p text:style-name="Text_20_body"><text:span text:style-name="T2">Table 2: Macro-averaged segmentation performance summary (LV/Myo/RV). </text:span><draw:frame draw:style-name="fr1" text:anchor-type="as-char"><draw:object xlink:href="Formula-162/" xlink:type="simple" xlink:show="embed" xlink:actuate="onLoad"/></draw:frame><text:span text:style-name="T2"> denotes the improvement of SKIF-Seg over the U-Net baselin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HeaderRowCell" office:value-type="string">
              <text:p text:style-name="Table_20_Heading">Dataset</text:p>
            </table:table-cell>
            <table:table-cell table:style-name="TableHeaderRowCell" office:value-type="string">
              <text:p text:style-name="P14">U-Net DSC</text:p>
            </table:table-cell>
            <table:table-cell table:style-name="TableHeaderRowCell" office:value-type="string">
              <text:p text:style-name="P15">U-Net HD95 (mm)</text:p>
            </table:table-cell>
            <table:table-cell table:style-name="TableHeaderRowCell" office:value-type="string">
              <text:p text:style-name="P16">SKIF-Seg DSC</text:p>
            </table:table-cell>
            <table:table-cell table:style-name="TableHeaderRowCell" office:value-type="string">
              <text:p text:style-name="P17">SKIF-Seg HD95 (mm)</text:p>
            </table:table-cell>
            <table:table-cell table:style-name="TableHeaderRowCell" office:value-type="string">
              <text:p text:style-name="P18"><draw:frame draw:style-name="fr1" text:anchor-type="as-char"><draw:object xlink:href="Formula-164/" xlink:type="simple" xlink:show="embed" xlink:actuate="onLoad"/></draw:frame>DSC</text:p>
            </table:table-cell>
            <table:table-cell table:style-name="TableHeaderRowCell" office:value-type="string">
              <text:p text:style-name="P19"><draw:frame draw:style-name="fr1" text:anchor-type="as-char"><draw:object xlink:href="Formula-166/" xlink:type="simple" xlink:show="embed" xlink:actuate="onLoad"/></draw:frame>HD95 (mm)</text:p>
            </table:table-cell>
          </table:table-row>
        </table:table-header-rows>
        <table:table-row>
          <table:table-cell table:style-name="TableRowCell" office:value-type="string">
            <text:p text:style-name="Table_20_Contents">ACDC</text:p>
          </table:table-cell>
          <table:table-cell table:style-name="TableRowCell" office:value-type="string">
            <text:p text:style-name="P20">0.925</text:p>
          </table:table-cell>
          <table:table-cell table:style-name="TableRowCell" office:value-type="string">
            <text:p text:style-name="P21">8.27</text:p>
          </table:table-cell>
          <table:table-cell table:style-name="TableRowCell" office:value-type="string">
            <text:p text:style-name="P22"><text:span text:style-name="T1">0.939</text:span></text:p>
          </table:table-cell>
          <table:table-cell table:style-name="TableRowCell" office:value-type="string">
            <text:p text:style-name="P23"><text:span text:style-name="T1">6.60</text:span></text:p>
          </table:table-cell>
          <table:table-cell table:style-name="TableRowCell" office:value-type="string">
            <text:p text:style-name="P24">+0.014</text:p>
          </table:table-cell>
          <table:table-cell table:style-name="TableRowCell" office:value-type="string">
            <text:p text:style-name="P25"><text:span text:style-name="T1">-1.67</text:span></text:p>
          </table:table-cell>
        </table:table-row>
        <table:table-row>
          <table:table-cell table:style-name="TableRowCell" office:value-type="string">
            <text:p text:style-name="Table_20_Contents">M&amp;Ms-2</text:p>
          </table:table-cell>
          <table:table-cell table:style-name="TableRowCell" office:value-type="string">
            <text:p text:style-name="P20">0.913</text:p>
          </table:table-cell>
          <table:table-cell table:style-name="TableRowCell" office:value-type="string">
            <text:p text:style-name="P21">9.73</text:p>
          </table:table-cell>
          <table:table-cell table:style-name="TableRowCell" office:value-type="string">
            <text:p text:style-name="P22"><text:span text:style-name="T1">0.927</text:span></text:p>
          </table:table-cell>
          <table:table-cell table:style-name="TableRowCell" office:value-type="string">
            <text:p text:style-name="P23"><text:span text:style-name="T1">8.00</text:span></text:p>
          </table:table-cell>
          <table:table-cell table:style-name="TableRowCell" office:value-type="string">
            <text:p text:style-name="P24">+0.014</text:p>
          </table:table-cell>
          <table:table-cell table:style-name="TableRowCell" office:value-type="string">
            <text:p text:style-name="P25"><text:span text:style-name="T1">-1.73</text:span></text:p>
          </table:table-cell>
        </table:table-row>
      </table:table>
      <text:p text:style-name="First_20_paragraph">Figure 3 visually compares the macro Dice scores, further confirming the superiority of SKIF-Seg across both datasets.</text:p>
      <text:p text:style-name="Text_20_body"><text:span text:style-name="T2">Comparison of Macro Dice scores</text:span> <text:span text:style-name="T2">Figure 3: Comparison of Macro Dice scores (LV/Myo/RV) between U-Net and SKIF-Seg on ACDC and M&amp;Ms-2 datasets.</text:span></text:p>
      <text:h text:style-name="Heading_20_3" text:outline-level="3"><text:bookmark-start text:name="state-of-the-art-comparison-and-robustness"/>4.2. State-of-the-Art Comparison and Robustness<text:bookmark-end text:name="state-of-the-art-comparison-and-robustness"/></text:h>
      <text:p text:style-name="First_20_paragraph">We compared our system against leading methods, including nnU-Net and MedNeXt (Table 3). Our system achieves a mean Dice of 0.939, matching MedNeXt and remaining highly competitive with nnU-Net, while operating within a portable ONNX framework.</text:p>
      <text:p text:style-name="Text_20_body"><text:span text:style-name="T2">Table 3: Comparison with state-of-the-art methods on ACDC (Mean Dice). Best results are in </text:span><text:span text:style-name="T3">bold</text:span><text:span text:style-name="T2">.</text:span></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Method</text:p>
            </table:table-cell>
            <table:table-cell table:style-name="TableHeaderRowCell" office:value-type="string">
              <text:p text:style-name="P26">LV Cavity</text:p>
            </table:table-cell>
            <table:table-cell table:style-name="TableHeaderRowCell" office:value-type="string">
              <text:p text:style-name="P27">Myocardium</text:p>
            </table:table-cell>
            <table:table-cell table:style-name="TableHeaderRowCell" office:value-type="string">
              <text:p text:style-name="P28">RV Cavity</text:p>
            </table:table-cell>
            <table:table-cell table:style-name="TableHeaderRowCell" office:value-type="string">
              <text:p text:style-name="P29">Mean Dice</text:p>
            </table:table-cell>
          </table:table-row>
        </table:table-header-rows>
        <table:table-row>
          <table:table-cell table:style-name="TableRowCell" office:value-type="string">
            <text:p text:style-name="Table_20_Contents">U-Net</text:p>
          </table:table-cell>
          <table:table-cell table:style-name="TableRowCell" office:value-type="string">
            <text:p text:style-name="P30">0.951</text:p>
          </table:table-cell>
          <table:table-cell table:style-name="TableRowCell" office:value-type="string">
            <text:p text:style-name="P31">0.895</text:p>
          </table:table-cell>
          <table:table-cell table:style-name="TableRowCell" office:value-type="string">
            <text:p text:style-name="P32">0.930</text:p>
          </table:table-cell>
          <table:table-cell table:style-name="TableRowCell" office:value-type="string">
            <text:p text:style-name="P33">0.925</text:p>
          </table:table-cell>
        </table:table-row>
        <table:table-row>
          <table:table-cell table:style-name="TableRowCell" office:value-type="string">
            <text:p text:style-name="Table_20_Contents">nnU-Net</text:p>
          </table:table-cell>
          <table:table-cell table:style-name="TableRowCell" office:value-type="string">
            <text:p text:style-name="P30"><text:span text:style-name="T1">0.968</text:span></text:p>
          </table:table-cell>
          <table:table-cell table:style-name="TableRowCell" office:value-type="string">
            <text:p text:style-name="P31">0.909</text:p>
          </table:table-cell>
          <table:table-cell table:style-name="TableRowCell" office:value-type="string">
            <text:p text:style-name="P32"><text:span text:style-name="T1">0.945</text:span></text:p>
          </table:table-cell>
          <table:table-cell table:style-name="TableRowCell" office:value-type="string">
            <text:p text:style-name="P33"><text:span text:style-name="T1">0.941</text:span></text:p>
          </table:table-cell>
        </table:table-row>
        <table:table-row>
          <table:table-cell table:style-name="TableRowCell" office:value-type="string">
            <text:p text:style-name="Table_20_Contents">MedNeXt</text:p>
          </table:table-cell>
          <table:table-cell table:style-name="TableRowCell" office:value-type="string">
            <text:p text:style-name="P30">0.966</text:p>
          </table:table-cell>
          <table:table-cell table:style-name="TableRowCell" office:value-type="string">
            <text:p text:style-name="P31">0.910</text:p>
          </table:table-cell>
          <table:table-cell table:style-name="TableRowCell" office:value-type="string">
            <text:p text:style-name="P32">0.942</text:p>
          </table:table-cell>
          <table:table-cell table:style-name="TableRowCell" office:value-type="string">
            <text:p text:style-name="P33">0.939</text:p>
          </table:table-cell>
        </table:table-row>
        <table:table-row>
          <table:table-cell table:style-name="TableRowCell" office:value-type="string">
            <text:p text:style-name="Table_20_Contents">Proposed System</text:p>
          </table:table-cell>
          <table:table-cell table:style-name="TableRowCell" office:value-type="string">
            <text:p text:style-name="P30">0.965</text:p>
          </table:table-cell>
          <table:table-cell table:style-name="TableRowCell" office:value-type="string">
            <text:p text:style-name="P31"><text:span text:style-name="T1">0.912</text:span></text:p>
          </table:table-cell>
          <table:table-cell table:style-name="TableRowCell" office:value-type="string">
            <text:p text:style-name="P32">0.941</text:p>
          </table:table-cell>
          <table:table-cell table:style-name="TableRowCell" office:value-type="string">
            <text:p text:style-name="P33">0.939</text:p>
          </table:table-cell>
        </table:table-row>
      </table:table>
      <text:p text:style-name="First_20_paragraph">To evaluate robustness, we analyzed the domain shift from ACDC to M&amp;Ms-2 (Figure 4). The degradation in Dice scores is minimal (<draw:frame draw:style-name="fr1" text:anchor-type="as-char"><draw:object xlink:href="Formula-168/" xlink:type="simple" xlink:show="embed" xlink:actuate="onLoad"/></draw:frame>), indicating excellent generalization capabilities across different scanner vendors.</text:p>
      <text:p text:style-name="Text_20_body"><text:span text:style-name="T2">Domain shift analysis</text:span> <text:span text:style-name="T2">Figure 4: Domain shift analysis: The plot shows the decrease in Dice score when applying the model trained on ACDC to the M&amp;Ms-2 dataset.</text:span></text:p>
      <text:h text:style-name="Heading_20_3" text:outline-level="3"><text:bookmark-start text:name="diagnostic-classification"/>4.3. Diagnostic Classification<text:bookmark-end text:name="diagnostic-classification"/></text:h>
      <text:p text:style-name="First_20_paragraph">The KI-GCN module demonstrates high diagnostic accuracy. Figure 5 displays the Macro ROC and PR curves, with an AUC of 0.964. The confusion matrix (Figure 6) shows strong discrimination between all five cardiac conditions.</text:p>
      <text:p text:style-name="Text_20_body"><text:span text:style-name="T2">Diagnostic performance - ROC</text:span> <text:span text:style-name="T2">Figure 5(a): ROC Curve showing diagnostic performance of KI-GCN on the ACDC dataset.</text:span></text:p>
      <text:p text:style-name="Text_20_body"><text:span text:style-name="T2">Diagnostic performance - PR</text:span> <text:span text:style-name="T2">Figure 5(b): PR Curve showing diagnostic performance of KI-GCN on the ACDC dataset.</text:span></text:p>
      <text:p text:style-name="Text_20_body"><text:span text:style-name="T2">Note: The model achieves high sensitivity and precision across classes.</text:span></text:p>
      <text:p text:style-name="Text_20_body"><text:span text:style-name="T2">Normalized confusion matrix</text:span> <text:span text:style-name="T2">Figure 6: Normalized confusion matrix for the 5-class diagnosis task. Classes: Normal (NOR), Hypertrophic Cardiomyopathy (HCM), Dilated Cardiomyopathy (DCM), Myocardial Infarction (MINF), Abnormal RV (ARV).</text:span></text:p>
      <text:h text:style-name="Heading_20_3" text:outline-level="3"><text:bookmark-start text:name="calibration-and-efficiency"/>4.4. Calibration and Efficiency<text:bookmark-end text:name="calibration-and-efficiency"/></text:h>
      <text:p text:style-name="First_20_paragraph">Model trustworthiness was assessed via reliability diagrams (Figure 7). Post-hoc temperature scaling (<draw:frame draw:style-name="fr1" text:anchor-type="as-char"><draw:object xlink:href="Formula-170/" xlink:type="simple" xlink:show="embed" xlink:actuate="onLoad"/></draw:frame>) significantly improved calibration, reducing the Expected Calibration Error (ECE) to 0.03 (Table 4).</text:p>
      <text:p text:style-name="Text_20_body"><text:span text:style-name="T2">Table 4: Calibration metrics before and after temperature scaling. Lower values indicate better calibratio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Setting</text:p>
            </table:table-cell>
            <table:table-cell table:style-name="TableHeaderRowCell" office:value-type="string">
              <text:p text:style-name="P34">Brier <draw:frame draw:style-name="fr1" text:anchor-type="as-char"><draw:object xlink:href="Formula-172/" xlink:type="simple" xlink:show="embed" xlink:actuate="onLoad"/></draw:frame></text:p>
            </table:table-cell>
            <table:table-cell table:style-name="TableHeaderRowCell" office:value-type="string">
              <text:p text:style-name="P35">ECE <draw:frame draw:style-name="fr1" text:anchor-type="as-char"><draw:object xlink:href="Formula-174/" xlink:type="simple" xlink:show="embed" xlink:actuate="onLoad"/></draw:frame></text:p>
            </table:table-cell>
          </table:table-row>
        </table:table-header-rows>
        <table:table-row>
          <table:table-cell table:style-name="TableRowCell" office:value-type="string">
            <text:p text:style-name="Table_20_Contents">Pre (no scaling)</text:p>
          </table:table-cell>
          <table:table-cell table:style-name="TableRowCell" office:value-type="string">
            <text:p text:style-name="P36">0.08</text:p>
          </table:table-cell>
          <table:table-cell table:style-name="TableRowCell" office:value-type="string">
            <text:p text:style-name="P37">0.04</text:p>
          </table:table-cell>
        </table:table-row>
        <table:table-row>
          <table:table-cell table:style-name="TableRowCell" office:value-type="string">
            <text:p text:style-name="Table_20_Contents">Post (temp. scaling, <draw:frame draw:style-name="fr1" text:anchor-type="as-char"><draw:object xlink:href="Formula-176/" xlink:type="simple" xlink:show="embed" xlink:actuate="onLoad"/></draw:frame>)</text:p>
          </table:table-cell>
          <table:table-cell table:style-name="TableRowCell" office:value-type="string">
            <text:p text:style-name="P36"><text:span text:style-name="T1">0.07</text:span></text:p>
          </table:table-cell>
          <table:table-cell table:style-name="TableRowCell" office:value-type="string">
            <text:p text:style-name="P37"><text:span text:style-name="T1">0.03</text:span></text:p>
          </table:table-cell>
        </table:table-row>
      </table:table>
      <text:p text:style-name="First_20_paragraph"><text:span text:style-name="T2">Reliability diagram</text:span> <text:span text:style-name="T2">Figure 7: Reliability diagram showing the alignment between predicted confidence and observed accuracy. Temperature scaling brings the model closer to perfect calibration (diagonal).</text:span></text:p>
      <text:p text:style-name="Text_20_body">The ablation study in Table 5 confirms that the inclusion of the graph module (KI-GCN) contributes significantly to accuracy compared to a baseline MLP.</text:p>
      <text:p text:style-name="Text_20_body"><text:span text:style-name="T2">Table 5: Ablation study on the ACDC diagnosis task.</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HeaderRowCell" office:value-type="string">
              <text:p text:style-name="Table_20_Heading">Variant</text:p>
            </table:table-cell>
            <table:table-cell table:style-name="TableHeaderRowCell" office:value-type="string">
              <text:p text:style-name="P38">Acc. (%)</text:p>
            </table:table-cell>
            <table:table-cell table:style-name="TableHeaderRowCell" office:value-type="string">
              <text:p text:style-name="P39">Macro-F1</text:p>
            </table:table-cell>
            <table:table-cell table:style-name="TableHeaderRowCell" office:value-type="string">
              <text:p text:style-name="P40">Brier</text:p>
            </table:table-cell>
            <table:table-cell table:style-name="TableHeaderRowCell" office:value-type="string">
              <text:p text:style-name="P41">ECE</text:p>
            </table:table-cell>
          </table:table-row>
        </table:table-header-rows>
        <table:table-row>
          <table:table-cell table:style-name="TableRowCell" office:value-type="string">
            <text:p text:style-name="Table_20_Contents">Handcrafted + MLP</text:p>
          </table:table-cell>
          <table:table-cell table:style-name="TableRowCell" office:value-type="string">
            <text:p text:style-name="P42">89.1</text:p>
          </table:table-cell>
          <table:table-cell table:style-name="TableRowCell" office:value-type="string">
            <text:p text:style-name="P43">0.881</text:p>
          </table:table-cell>
          <table:table-cell table:style-name="TableRowCell" office:value-type="string">
            <text:p text:style-name="P44">0.12</text:p>
          </table:table-cell>
          <table:table-cell table:style-name="TableRowCell" office:value-type="string">
            <text:p text:style-name="P45">0.08</text:p>
          </table:table-cell>
        </table:table-row>
        <table:table-row>
          <table:table-cell table:style-name="TableRowCell" office:value-type="string">
            <text:p text:style-name="Table_20_Contents">GCN (no knowledge edges)</text:p>
          </table:table-cell>
          <table:table-cell table:style-name="TableRowCell" office:value-type="string">
            <text:p text:style-name="P42">92.7</text:p>
          </table:table-cell>
          <table:table-cell table:style-name="TableRowCell" office:value-type="string">
            <text:p text:style-name="P43">0.907</text:p>
          </table:table-cell>
          <table:table-cell table:style-name="TableRowCell" office:value-type="string">
            <text:p text:style-name="P44">0.10</text:p>
          </table:table-cell>
          <table:table-cell table:style-name="TableRowCell" office:value-type="string">
            <text:p text:style-name="P45">0.06</text:p>
          </table:table-cell>
        </table:table-row>
        <table:table-row>
          <table:table-cell table:style-name="TableRowCell" office:value-type="string">
            <text:p text:style-name="Table_20_Contents">KI-GCN (ours)</text:p>
          </table:table-cell>
          <table:table-cell table:style-name="TableRowCell" office:value-type="string">
            <text:p text:style-name="P42">94.0</text:p>
          </table:table-cell>
          <table:table-cell table:style-name="TableRowCell" office:value-type="string">
            <text:p text:style-name="P43">0.930</text:p>
          </table:table-cell>
          <table:table-cell table:style-name="TableRowCell" office:value-type="string">
            <text:p text:style-name="P44">0.08</text:p>
          </table:table-cell>
          <table:table-cell table:style-name="TableRowCell" office:value-type="string">
            <text:p text:style-name="P45">0.04</text:p>
          </table:table-cell>
        </table:table-row>
        <table:table-row>
          <table:table-cell table:style-name="TableRowCell" office:value-type="string">
            <text:p text:style-name="Table_20_Contents">KI-GCN + Distillation</text:p>
          </table:table-cell>
          <table:table-cell table:style-name="TableRowCell" office:value-type="string">
            <text:p text:style-name="P42"><text:span text:style-name="T1">94.5</text:span></text:p>
          </table:table-cell>
          <table:table-cell table:style-name="TableRowCell" office:value-type="string">
            <text:p text:style-name="P43"><text:span text:style-name="T1">0.940</text:span></text:p>
          </table:table-cell>
          <table:table-cell table:style-name="TableRowCell" office:value-type="string">
            <text:p text:style-name="P44"><text:span text:style-name="T1">0.07</text:span></text:p>
          </table:table-cell>
          <table:table-cell table:style-name="TableRowCell" office:value-type="string">
            <text:p text:style-name="P45"><text:span text:style-name="T1">0.03</text:span></text:p>
          </table:table-cell>
        </table:table-row>
      </table:table>
      <text:p text:style-name="First_20_paragraph">Finally, system throughput is analyzed in Table 6 and Figure 8. The CUDA and DirectML providers offer substantial speedups over CPU, enabling real-time clinical use.</text:p>
      <text:p text:style-name="Text_20_body"><text:span text:style-name="T2">Table 6: Inference throughput and resource usage by ONNX Execution Provider (EP).</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HeaderRowCell" office:value-type="string">
              <text:p text:style-name="Table_20_Heading">EP</text:p>
            </table:table-cell>
            <table:table-cell table:style-name="TableHeaderRowCell" office:value-type="string">
              <text:p text:style-name="P46">Median (s)</text:p>
            </table:table-cell>
            <table:table-cell table:style-name="TableHeaderRowCell" office:value-type="string">
              <text:p text:style-name="P47">P95 (s)</text:p>
            </table:table-cell>
            <table:table-cell table:style-name="TableHeaderRowCell" office:value-type="string">
              <text:p text:style-name="P48">Memory (GB)</text:p>
            </table:table-cell>
            <table:table-cell table:style-name="TableHeaderRowCell" office:value-type="string">
              <text:p text:style-name="P49">Pass-rate (%)</text:p>
            </table:table-cell>
          </table:table-row>
        </table:table-header-rows>
        <table:table-row>
          <table:table-cell table:style-name="TableRowCell" office:value-type="string">
            <text:p text:style-name="Table_20_Contents">CPU</text:p>
          </table:table-cell>
          <table:table-cell table:style-name="TableRowCell" office:value-type="string">
            <text:p text:style-name="P50">5.3</text:p>
          </table:table-cell>
          <table:table-cell table:style-name="TableRowCell" office:value-type="string">
            <text:p text:style-name="P51">6.6</text:p>
          </table:table-cell>
          <table:table-cell table:style-name="TableRowCell" office:value-type="string">
            <text:p text:style-name="P52">3.2</text:p>
          </table:table-cell>
          <table:table-cell table:style-name="TableRowCell" office:value-type="string">
            <text:p text:style-name="P53">100</text:p>
          </table:table-cell>
        </table:table-row>
        <table:table-row>
          <table:table-cell table:style-name="TableRowCell" office:value-type="string">
            <text:p text:style-name="Table_20_Contents">CUDA</text:p>
          </table:table-cell>
          <table:table-cell table:style-name="TableRowCell" office:value-type="string">
            <text:p text:style-name="P50">0.8</text:p>
          </table:table-cell>
          <table:table-cell table:style-name="TableRowCell" office:value-type="string">
            <text:p text:style-name="P51">1.1</text:p>
          </table:table-cell>
          <table:table-cell table:style-name="TableRowCell" office:value-type="string">
            <text:p text:style-name="P52">4.1</text:p>
          </table:table-cell>
          <table:table-cell table:style-name="TableRowCell" office:value-type="string">
            <text:p text:style-name="P53">97</text:p>
          </table:table-cell>
        </table:table-row>
        <table:table-row>
          <table:table-cell table:style-name="TableRowCell" office:value-type="string">
            <text:p text:style-name="Table_20_Contents">DirectML</text:p>
          </table:table-cell>
          <table:table-cell table:style-name="TableRowCell" office:value-type="string">
            <text:p text:style-name="P50">1.2</text:p>
          </table:table-cell>
          <table:table-cell table:style-name="TableRowCell" office:value-type="string">
            <text:p text:style-name="P51">1.6</text:p>
          </table:table-cell>
          <table:table-cell table:style-name="TableRowCell" office:value-type="string">
            <text:p text:style-name="P52">3.8</text:p>
          </table:table-cell>
          <table:table-cell table:style-name="TableRowCell" office:value-type="string">
            <text:p text:style-name="P53">99</text:p>
          </table:table-cell>
        </table:table-row>
      </table:table>
      <text:p text:style-name="First_20_paragraph"><text:span text:style-name="T2">Inference latency</text:span> <text:span text:style-name="T2">Figure 8: Inference latency (seconds per volume) vs. batch size for different hardware providers.</text:span></text:p>
      <text:p text:style-name="Text_20_body"><text:span text:style-name="T2">Table 7: Summary of automated DICOM anonymization actions for a representative batch.</text:span></text:p>
      <table:table table:name="Table7" table:style-name="Table7">
        <table:table-column table:style-name="Table7.A"/>
        <table:table-column table:style-name="Table7.B"/>
        <table:table-header-rows>
          <table:table-row>
            <table:table-cell table:style-name="TableHeaderRowCell" office:value-type="string">
              <text:p text:style-name="Table_20_Heading">Action</text:p>
            </table:table-cell>
            <table:table-cell table:style-name="TableHeaderRowCell" office:value-type="string">
              <text:p text:style-name="P54">Count</text:p>
            </table:table-cell>
          </table:table-row>
        </table:table-header-rows>
        <table:table-row>
          <table:table-cell table:style-name="TableRowCell" office:value-type="string">
            <text:p text:style-name="Table_20_Contents">Removed (patient identifiers)</text:p>
          </table:table-cell>
          <table:table-cell table:style-name="TableRowCell" office:value-type="string">
            <text:p text:style-name="P55">28</text:p>
          </table:table-cell>
        </table:table-row>
        <table:table-row>
          <table:table-cell table:style-name="TableRowCell" office:value-type="string">
            <text:p text:style-name="Table_20_Contents">Replaced with hash</text:p>
          </table:table-cell>
          <table:table-cell table:style-name="TableRowCell" office:value-type="string">
            <text:p text:style-name="P55">16</text:p>
          </table:table-cell>
        </table:table-row>
        <table:table-row>
          <table:table-cell table:style-name="TableRowCell" office:value-type="string">
            <text:p text:style-name="Table_20_Contents">Retained (non-PHI)</text:p>
          </table:table-cell>
          <table:table-cell table:style-name="TableRowCell" office:value-type="string">
            <text:p text:style-name="P55">142</text:p>
          </table:table-cell>
        </table:table-row>
        <table:table-row>
          <table:table-cell table:style-name="TableRowCell" office:value-type="string">
            <text:p text:style-name="Table_20_Contents"><text:span text:style-name="T1">Total Tags Processed</text:span></text:p>
          </table:table-cell>
          <table:table-cell table:style-name="TableRowCell" office:value-type="string">
            <text:p text:style-name="P55"><text:span text:style-name="T1">186</text:span></text:p>
          </table:table-cell>
        </table:table-row>
      </table:table>
      <text:h text:style-name="Heading_20_2" text:outline-level="2"><text:bookmark-start text:name="discussion"/>5. Discussion<text:bookmark-end text:name="discussion"/></text:h>
      <text:p text:style-name="First_20_paragraph">The results of this study underscore the critical importance of a holistic systems engineering approach to medical AI. While pure algorithmic research often prioritizes incremental gains in Dice scores, our work demonstrates that architecting for interoperability and interpretability yields substantial practical benefits without sacrificing accuracy. The SKIF-Seg module’s performance, achieving a mean Dice of 0.939, is on par with state-of-the-art research models like MedNeXt [10], yet it is delivered within a containerized, hardware-agnostic framework. This portability, enabled by ONNX Runtime, addresses the vendor lock-in that frequently stifles clinical adoption.</text:p>
      <text:p text:style-name="Text_20_body">Our key scientific finding is the efficacy of the KI-GCN module. By explicitly modeling the heart as a graph of connected structures, we achieved a 4.9% improvement in diagnostic accuracy over a feature-based MLP baseline. This validates the hypothesis that structural knowledge is a powerful inductive bias. Furthermore, the strong calibration results (ECE of 0.03) suggest that the system’s probability outputs are trustworthy, a prerequisite for use in high-stakes medical decision-making.</text:p>
      <text:p text:style-name="Text_20_body">However, the system is not without limitations. The current graph topology in KI-GCN is static, defined by a priori anatomical knowledge. This prevents the model from discovering novel, data-driven relationships that might exist in diverse pathologies. Additionally, while the M&amp;Ms-2 generalization results are promising, true clinical robustness requires validation across a broader spectrum of imaging artifacts and patient demographics.</text:p>
      <text:p text:style-name="Text_20_body">Future research will focus on two avenues: (i) developing dynamic graph learning techniques that can infer patient-specific topological connections, and (ii) conducting prospective multi-site clinical trials to validate the system’s impact on diagnostic workflow efficiency and accuracy.</text:p>
      <text:h text:style-name="Heading_20_2" text:outline-level="2"><text:bookmark-start text:name="conclusion"/>6. Conclusion<text:bookmark-end text:name="conclusion"/></text:h>
      <text:p text:style-name="First_20_paragraph">In this paper, we have successfully bridged the “last-mile” gap separating high-performance AI research from tangible clinical utility. By architecting a holistic intelligent information system, we resolved the tripartite challenges of data interoperability, hardware fragmentation, and model interpretability. Our solution moves beyond isolated algorithm development to provide a unified, end-to-end pipeline that seamlessly integrates standards-compliant DICOM and NIfTI ingestion, automated privacy preservation, and hardware-agnostic inference via ONNX Runtime. The empirical validation of this framework underscores its potential to transform diagnostic workflows without disrupting existing hospital infrastructure. Specifically, the proposed SKIF-Seg module demonstrated better anatomical delineation, achieving a mean Dice Similarity Coefficient of 0.939 on the ACDC benchmark, effectively matching specialized research models within a portable container. Moreover, the integration of structured domain knowledge through the novel KI-GCN classification module yielded a diagnostic accuracy of 94.0% and, critically, a low Brier score of 0.07. These metrics establish that incorporating graph-based anatomical reasoning not only enhances predictive performance but also ensures the calibration and trustworthiness essential for high-stakes medical decision-making. Consequently, this study offers a scientifically reproducible and legally auditable blueprint for deploying AI in diverse hospital environments.</text:p>
      <text:p text:style-name="Text_20_body">Future research will focus on evolving this framework from a static deployment tool into a dynamic, continuous learning ecosystem.</text:p>
      <text:p text:style-name="Horizontal_20_Line"/>
      <text:h text:style-name="Heading_20_2" text:outline-level="2"><text:bookmark-start text:name="declaration-on-generative-ai"/>Declaration on Generative AI<text:bookmark-end text:name="declaration-on-generative-ai"/></text:h>
      <text:p text:style-name="First_20_paragraph">During the preparation of this work, the authors employed generative AI tools to polish the final version of the manuscript. Specifically, Gemini 3 Pro (owned by Google LLC) and Grammarly (owned by Grammarly, Inc.) were utilized to improve grammar, spelling, and overall readability. After using these tools, the authors reviewed and edited the content as needed and take full responsibility for the publication’s content.</text:p>
      <text:p text:style-name="Horizontal_20_Line"/>
      <text:h text:style-name="Heading_20_2" text:outline-level="2"><text:bookmark-start text:name="references"/>References<text:bookmark-end text:name="references"/></text:h>
      <text:p text:style-name="First_20_paragraph">[1] He, J. et al. “Discrepancies between research and real-world performance in medical image analysis”. In: <text:span text:style-name="T2">Nature Medicine</text:span> 31 (2025), pp. 142–155.</text:p>
      <text:p text:style-name="Text_20_body">[2] NEMA. “Digital Imaging and Communications in Medicine (DICOM) Part 1: Introduction and Overview”. NEMA PS3.1 (2023).</text:p>
      <text:p text:style-name="Text_20_body">[3] NIfTI Data Format Working Group. “Neuroimaging Informatics Technology Initiative (NIfTI)”. 2024. URL: <text:a xlink:type="simple" xlink:href="http://nifti.nimh.nih.gov" office:name=""><text:span text:style-name="Definition">http://nifti.nimh.nih.gov</text:span></text:a>.</text:p>
      <text:p text:style-name="Text_20_body">[4] ONNX Runtime Developers. “ONNX Runtime: Cross-platform, High Performance ML Inferencing”. 2024. URL: <text:a xlink:type="simple" xlink:href="https://onnxruntime.ai" office:name=""><text:span text:style-name="Definition">https://onnxruntime.ai</text:span></text:a>.</text:p>
      <text:p text:style-name="Text_20_body">[5] Ratul, S. et al. “Inference acceleration strategies for medical deep learning: A comparative study”. In: <text:span text:style-name="T2">Journal of Real-Time Image Processing</text:span> 22.4 (2025), p. 112.</text:p>
      <text:p text:style-name="Text_20_body">[6] Ronneberger, O., P. Fischer, and T. Brox. “U-Net: Convolutional Networks for Biomedical Image Segmentation”. In: <text:span text:style-name="T2">MICCAI 2015</text:span>. Ed. by N. Navab et al. Vol. 9351. LNCS. Springer, Cham, 2015, pp. 234–241.</text:p>
      <text:p text:style-name="Text_20_body">[7] Isensee, F. et al. “nnU-Net: a self-configuring method for deep learning-based biomedical image segmentation”. In: <text:span text:style-name="T2">Nature Methods</text:span> 18 (2021), pp. 203–211.</text:p>
      <text:p text:style-name="Text_20_body">[8] Bernard, O. et al. “Deep Learning Techniques for Automatic MRI Cardiac Multi-Structures Segmentation and Diagnosis: Is the Problem Solved?” In: <text:span text:style-name="T2">IEEE Transactions on Medical Imaging</text:span> 37.11 (2018), pp. 2514–2525.</text:p>
      <text:p text:style-name="Text_20_body">[9] Shamshad, F. et al. “Transformers in medical imaging: A survey”. In: <text:span text:style-name="T2">Medical Image Analysis</text:span> 88 (2023), p. 102830.</text:p>
      <text:p text:style-name="Text_20_body">[10] Roy, S. et al. “MedNeXt: Transformer-driven Scaling of ConvNets for Medical Image Segmentation”. In: <text:span text:style-name="T2">MICCAI 2023</text:span>. Ed. by H. Greenspan et al. Vol. 14220. LNCS. Springer, Cham, 2023, pp. 405–415.</text:p>
      <text:p text:style-name="Text_20_body">[11] Shaker, A. et al. “UNETR++: Delving into Efficient 3D Medical Image Segmentation”. In: <text:span text:style-name="T2">IEEE Transactions on Medical Imaging</text:span> 43.2 (2024), pp. 567–578.</text:p>
      <text:p text:style-name="Text_20_body">[12] Radiuk, P. “Human-in-the-loop approach based on collective intelligence for medical image analysis”. In: <text:span text:style-name="T2">CEUR Workshop Proceedings</text:span> 3179 (2022), pp. 1–10.</text:p>
      <text:p text:style-name="Text_20_body">[13] Chaban, O. et al. “Enhancing Medical NLI with Knowledge Graphs”. In: <text:span text:style-name="T2">Proceedings of the 3rd International Workshop on Knowledge Graph Generation and Processing</text:span>. 2024, pp. 45–56.</text:p>
      <text:p text:style-name="Text_20_body">[14] NVIDIA Corporation. “CUDA C++ Programming Guide”. 2024. URL: <text:a xlink:type="simple" xlink:href="https://docs.nvidia.com/cuda" office:name=""><text:span text:style-name="Definition">https://docs.nvidia.com/cuda</text:span></text:a>.</text:p>
      <text:p text:style-name="Text_20_body">[15] Microsoft Corporation. “DirectML documentation”. 2024. URL: <text:a xlink:type="simple" xlink:href="https://learn.microsoft.com/en-us/windows/ai/directml" office:name=""><text:span text:style-name="Definition">https://learn.microsoft.com/en-us/windows/ai/directml</text:span></text:a>.</text:p>
      <text:p text:style-name="Text_20_body">[16] Kipf, T. N. and M. Welling. “Semi-Supervised Classification with Graph Convolutional Networks”. In: <text:span text:style-name="T2">ICLR 2017</text:span>. 2017.</text:p>
      <text:p text:style-name="Text_20_body">[17] Alanazi, S. et al. “Graph Attention Networks for Medical Image Analysis”. In: <text:span text:style-name="T2">Neurocomputing</text:span> 560 (2025), pp. 126–138.</text:p>
      <text:p text:style-name="Text_20_body">[18] Hinton, G., O. Vinyals, and J. Dean. “Distilling the Knowledge in a Neural Network”. In: <text:span text:style-name="T2">arXiv preprint arXiv:1503.02531</text:span> (2015).</text:p>
      <text:p text:style-name="Text_20_body">[19] Moslemi, A. et al. “Knowledge Distillation in Medical Imaging: A Review”. In: <text:span text:style-name="T2">Artificial Intelligence in Medicine</text:span> 148 (2024), p. 102765.</text:p>
      <text:p text:style-name="Text_20_body">[20] Chaban, O. et al. “Method of adaptive multi-teacher knowledge distillation for medical image segmentation”. In: <text:span text:style-name="T2">Radio Electronics, Computer Science, Control</text:span> 1 (2025), pp. 45–56.</text:p>
      <text:p text:style-name="Text_20_body">[21] Chaban, O. et al. “EMTKD at the edge: Efficient Multi-Teacher Knowledge Distillation”. In: <text:span text:style-name="T2">Proceedings of the 5th International Conference on Edge AI</text:span>. 2025, pp. 112–125.</text:p>
      <text:p text:style-name="Text_20_body">[22] Niculescu-Mizil, A. and R. Caruana. “Predicting Good Probabilities With Supervised Learning”. In: <text:span text:style-name="T2">ICML 2005</text:span>. 2005, pp. 625–632.</text:p>
      <text:p text:style-name="Text_20_body">[23] Xiong, Y. et al. “Proximity-Informed Calibration for Deep Neural Networks”. In: <text:span text:style-name="T2">NeurIPS 2023</text:span>. 2023.</text:p>
      <text:p text:style-name="Text_20_body">[24] IDK Medical AI System. “Technical Report and User Manual”. Khmelnytskyi National University, 2025.</text:p>
      <text:p text:style-name="Text_20_body">[25] Dice, L. R. “Measures of the Amount of Ecologic Association Between Species”. In: <text:span text:style-name="T2">Ecology</text:span> 26.3 (1945), pp. 297–302.</text:p>
      <text:p text:style-name="Text_20_body">[26] Jaccard, P. “Distribution de la flore alpine dans le bassin des Dranses et dans quelques régions voisines”. In: <text:span text:style-name="T2">Bulletin de la Société Vaudoise des Sciences Naturelles</text:span> 37 (1901), pp. 241–272.</text:p>
      <text:p text:style-name="Text_20_body">[27] Taha, A. A. and A. Hanbury. “Metrics for evaluating 3D medical image segmentation: analysis, selection, and tool”. In: <text:span text:style-name="T2">BMC Medical Imaging</text:span> 15 (2015), p. 29.</text:p>
      <text:p text:style-name="Text_20_body">[28] Saito, T. and M. Rehmsmeier. “The Precision-Recall Plot Is More Informative than the ROC Plot when Evaluating Binary Classifiers on Imbalanced Datasets”. In: <text:span text:style-name="T2">PLoS ONE</text:span> 10.3 (2015), e0118432.</text:p>
      <text:p text:style-name="Text_20_body">[29] Brier, G. W. “Verification of forecasts expressed in terms of probability”. In: <text:span text:style-name="T2">Monthly Weather Review</text:span> 78.1 (1950), pp. 1–3.</text:p>
      <text:p text:style-name="Text_20_body">[30] Campello, V. M. et al. “Multi-Centre, Multi-Vendor and Multi-Disease Cardiac Segmentation: The M&amp;Ms Challenge”. In: <text:span text:style-name="T2">IEEE Transactions on Medical Imaging</text:span> 40.12 (2021), pp. 3543–3554.</text:p>
      <text:p text:style-name="Horizontal_20_Line"/>
      <text:h text:style-name="Heading_20_2" text:outline-level="2"><text:bookmark-start text:name="appendix-a.-system-user-interface"/>Appendix A. System User Interface<text:bookmark-end text:name="appendix-a.-system-user-interface"/></text:h>
      <text:p text:style-name="First_20_paragraph">This appendix provides select screenshots from the graphical user interface of the IDK Medical AI system, illustrating the key stages of the end-to-end workflow.</text:p>
      <text:p text:style-name="Text_20_body"><text:span text:style-name="T2">Main user interface</text:span> <text:span text:style-name="T2">Figure A.1: The main user interface of the IDK Medical AI system, providing access to data ingestion modules (DICOM/NIfTI), analysis pipelines (Segmentation, Classification), and project management features.</text:span></text:p>
      <text:p text:style-name="Text_20_body"><text:span text:style-name="T2">DICOM import module</text:span> <text:span text:style-name="T2">Figure A.2: The DICOM import and anonymization module. The interface allows for batch loading of DICOM series and applies privacy-preserving profiles.</text:span></text:p>
      <text:p text:style-name="Text_20_body"><text:span text:style-name="T2">Segmentation module</text:span> <text:span text:style-name="T2">Figure A.3: Interface for the SKIF-Seg segmentation module. Users can select an ONNX model and monitor the segmentation progress.</text:span></text:p>
      <text:p text:style-name="Text_20_body"><text:span text:style-name="T2">Classification module</text:span> <text:span text:style-name="T2">Figure A.4: The KI-GCN classification module interface. This view enables the user to specify the graph source and initiate the graph-based diagnostic classification.</text:span></text:p>
      <text:p text:style-name="Text_20_body"><text:span text:style-name="T2">Export module</text:span> <text:span text:style-name="T2">Figure A.5: The export and reporting module, which facilitates reproducible science by allowing users to export segmentation masks (NIfTI), visual overlays, and metrics.</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1</meta:generator>
    <dc:title/>
    <dc:description/>
    <dc:subject/>
    <meta:keyword/>
    <meta:initial-creator/>
    <dc:creator/>
    <meta:creation-date>2025-11-29T19:56:56Z</meta:creation-date>
    <dc:date>2025-11-29T19:56:56Z</dc:date>
  </office:meta>
</office:document-meta>
</file>

<file path=Formula-0/content.xml><?xml version="1.0" encoding="utf-8"?>
<math xmlns="http://www.w3.org/1998/Math/MathML" display="inline">
  <msup>
    <mi/>
    <mn>1</mn>
  </msup>
</math>
</file>

<file path=Formula-10/content.xml><?xml version="1.0" encoding="utf-8"?>
<math xmlns="http://www.w3.org/1998/Math/MathML" display="inline">
  <msup>
    <mi/>
    <mn>1</mn>
  </msup>
</math>
</file>

<file path=Formula-100/content.xml><?xml version="1.0" encoding="utf-8"?>
<math xmlns="http://www.w3.org/1998/Math/MathML" display="inline">
  <mrow>
    <mn>1.28</mn>
    <mo>±</mo>
    <mn>0.40</mn>
  </mrow>
</math>
</file>

<file path=Formula-102/content.xml><?xml version="1.0" encoding="utf-8"?>
<math xmlns="http://www.w3.org/1998/Math/MathML" display="inline">
  <mrow>
    <mn>0.895</mn>
    <mo>±</mo>
    <mn>0.05</mn>
  </mrow>
</math>
</file>

<file path=Formula-104/content.xml><?xml version="1.0" encoding="utf-8"?>
<math xmlns="http://www.w3.org/1998/Math/MathML" display="inline">
  <mrow>
    <mn>8.1</mn>
    <mo>±</mo>
    <mn>2.5</mn>
  </mrow>
</math>
</file>

<file path=Formula-106/content.xml><?xml version="1.0" encoding="utf-8"?>
<math xmlns="http://www.w3.org/1998/Math/MathML" display="inline">
  <mrow>
    <mn>0.912</mn>
    <mo>±</mo>
    <mn>0.04</mn>
  </mrow>
</math>
</file>

<file path=Formula-108/content.xml><?xml version="1.0" encoding="utf-8"?>
<math xmlns="http://www.w3.org/1998/Math/MathML" display="inline">
  <mrow>
    <mn>0.838</mn>
    <mo>±</mo>
    <mn>0.024</mn>
  </mrow>
</math>
</file>

<file path=Formula-110/content.xml><?xml version="1.0" encoding="utf-8"?>
<math xmlns="http://www.w3.org/1998/Math/MathML" display="inline">
  <mrow>
    <mn>6.3</mn>
    <mo>±</mo>
    <mn>2.2</mn>
  </mrow>
</math>
</file>

<file path=Formula-112/content.xml><?xml version="1.0" encoding="utf-8"?>
<math xmlns="http://www.w3.org/1998/Math/MathML" display="inline">
  <mrow>
    <mn>1.39</mn>
    <mo>±</mo>
    <mn>0.40</mn>
  </mrow>
</math>
</file>

<file path=Formula-114/content.xml><?xml version="1.0" encoding="utf-8"?>
<math xmlns="http://www.w3.org/1998/Math/MathML" display="inline">
  <mrow>
    <mn>0.930</mn>
    <mo>±</mo>
    <mn>0.04</mn>
  </mrow>
</math>
</file>

<file path=Formula-116/content.xml><?xml version="1.0" encoding="utf-8"?>
<math xmlns="http://www.w3.org/1998/Math/MathML" display="inline">
  <mrow>
    <mn>9.2</mn>
    <mo>±</mo>
    <mn>3.0</mn>
  </mrow>
</math>
</file>

<file path=Formula-118/content.xml><?xml version="1.0" encoding="utf-8"?>
<math xmlns="http://www.w3.org/1998/Math/MathML" display="inline">
  <mrow>
    <mn>0.941</mn>
    <mo>±</mo>
    <mn>0.03</mn>
  </mrow>
</math>
</file>

<file path=Formula-12/content.xml><?xml version="1.0" encoding="utf-8"?>
<math xmlns="http://www.w3.org/1998/Math/MathML" display="inline">
  <msup>
    <mi/>
    <mn>2</mn>
  </msup>
</math>
</file>

<file path=Formula-120/content.xml><?xml version="1.0" encoding="utf-8"?>
<math xmlns="http://www.w3.org/1998/Math/MathML" display="inline">
  <mrow>
    <mn>0.889</mn>
    <mo>±</mo>
    <mn>0.018</mn>
  </mrow>
</math>
</file>

<file path=Formula-122/content.xml><?xml version="1.0" encoding="utf-8"?>
<math xmlns="http://www.w3.org/1998/Math/MathML" display="inline">
  <mrow>
    <mn>7.7</mn>
    <mo>±</mo>
    <mn>2.2</mn>
  </mrow>
</math>
</file>

<file path=Formula-124/content.xml><?xml version="1.0" encoding="utf-8"?>
<math xmlns="http://www.w3.org/1998/Math/MathML" display="inline">
  <mrow>
    <mn>1.69</mn>
    <mo>±</mo>
    <mn>0.40</mn>
  </mrow>
</math>
</file>

<file path=Formula-126/content.xml><?xml version="1.0" encoding="utf-8"?>
<math xmlns="http://www.w3.org/1998/Math/MathML" display="inline">
  <mrow>
    <mn>0.942</mn>
    <mo>±</mo>
    <mn>0.04</mn>
  </mrow>
</math>
</file>

<file path=Formula-128/content.xml><?xml version="1.0" encoding="utf-8"?>
<math xmlns="http://www.w3.org/1998/Math/MathML" display="inline">
  <mrow>
    <mn>8.9</mn>
    <mo>±</mo>
    <mn>2.8</mn>
  </mrow>
</math>
</file>

<file path=Formula-130/content.xml><?xml version="1.0" encoding="utf-8"?>
<math xmlns="http://www.w3.org/1998/Math/MathML" display="inline">
  <mrow>
    <mn>0.953</mn>
    <mo>±</mo>
    <mn>0.03</mn>
  </mrow>
</math>
</file>

<file path=Formula-132/content.xml><?xml version="1.0" encoding="utf-8"?>
<math xmlns="http://www.w3.org/1998/Math/MathML" display="inline">
  <mrow>
    <mn>0.911</mn>
    <mo>±</mo>
    <mn>0.018</mn>
  </mrow>
</math>
</file>

<file path=Formula-134/content.xml><?xml version="1.0" encoding="utf-8"?>
<math xmlns="http://www.w3.org/1998/Math/MathML" display="inline">
  <mrow>
    <mn>7.2</mn>
    <mo>±</mo>
    <mn>3.1</mn>
  </mrow>
</math>
</file>

<file path=Formula-136/content.xml><?xml version="1.0" encoding="utf-8"?>
<math xmlns="http://www.w3.org/1998/Math/MathML" display="inline">
  <mrow>
    <mn>1.58</mn>
    <mo>±</mo>
    <mn>0.56</mn>
  </mrow>
</math>
</file>

<file path=Formula-138/content.xml><?xml version="1.0" encoding="utf-8"?>
<math xmlns="http://www.w3.org/1998/Math/MathML" display="inline">
  <mrow>
    <mn>0.881</mn>
    <mo>±</mo>
    <mn>0.06</mn>
  </mrow>
</math>
</file>

<file path=Formula-14/content.xml><?xml version="1.0" encoding="utf-8"?>
<math xmlns="http://www.w3.org/1998/Math/MathML" display="inline">
  <msup>
    <mi/>
    <mn>3</mn>
  </msup>
</math>
</file>

<file path=Formula-140/content.xml><?xml version="1.0" encoding="utf-8"?>
<math xmlns="http://www.w3.org/1998/Math/MathML" display="inline">
  <mrow>
    <mn>9.8</mn>
    <mo>±</mo>
    <mn>3.4</mn>
  </mrow>
</math>
</file>

<file path=Formula-142/content.xml><?xml version="1.0" encoding="utf-8"?>
<math xmlns="http://www.w3.org/1998/Math/MathML" display="inline">
  <mrow>
    <mn>0.899</mn>
    <mo>±</mo>
    <mn>0.04</mn>
  </mrow>
</math>
</file>

<file path=Formula-144/content.xml><?xml version="1.0" encoding="utf-8"?>
<math xmlns="http://www.w3.org/1998/Math/MathML" display="inline">
  <mrow>
    <mn>0.817</mn>
    <mo>±</mo>
    <mn>0.024</mn>
  </mrow>
</math>
</file>

<file path=Formula-146/content.xml><?xml version="1.0" encoding="utf-8"?>
<math xmlns="http://www.w3.org/1998/Math/MathML" display="inline">
  <mrow>
    <mn>7.9</mn>
    <mo>±</mo>
    <mn>3.1</mn>
  </mrow>
</math>
</file>

<file path=Formula-148/content.xml><?xml version="1.0" encoding="utf-8"?>
<math xmlns="http://www.w3.org/1998/Math/MathML" display="inline">
  <mrow>
    <mn>1.74</mn>
    <mo>±</mo>
    <mn>0.56</mn>
  </mrow>
</math>
</file>

<file path=Formula-150/content.xml><?xml version="1.0" encoding="utf-8"?>
<math xmlns="http://www.w3.org/1998/Math/MathML" display="inline">
  <mrow>
    <mn>0.915</mn>
    <mo>±</mo>
    <mn>0.05</mn>
  </mrow>
</math>
</file>

<file path=Formula-152/content.xml><?xml version="1.0" encoding="utf-8"?>
<math xmlns="http://www.w3.org/1998/Math/MathML" display="inline">
  <mrow>
    <mn>10.5</mn>
    <mo>±</mo>
    <mn>3.9</mn>
  </mrow>
</math>
</file>

<file path=Formula-154/content.xml><?xml version="1.0" encoding="utf-8"?>
<math xmlns="http://www.w3.org/1998/Math/MathML" display="inline">
  <mrow>
    <mn>0.928</mn>
    <mo>±</mo>
    <mn>0.03</mn>
  </mrow>
</math>
</file>

<file path=Formula-156/content.xml><?xml version="1.0" encoding="utf-8"?>
<math xmlns="http://www.w3.org/1998/Math/MathML" display="inline">
  <mrow>
    <mn>0.866</mn>
    <mo>±</mo>
    <mn>0.018</mn>
  </mrow>
</math>
</file>

<file path=Formula-158/content.xml><?xml version="1.0" encoding="utf-8"?>
<math xmlns="http://www.w3.org/1998/Math/MathML" display="inline">
  <mrow>
    <mn>8.9</mn>
    <mo>±</mo>
    <mn>3.1</mn>
  </mrow>
</math>
</file>

<file path=Formula-16/content.xml><?xml version="1.0" encoding="utf-8"?>
<math xmlns="http://www.w3.org/1998/Math/MathML" display="inline">
  <msup>
    <mi/>
    <mo>*</mo>
  </msup>
</math>
</file>

<file path=Formula-160/content.xml><?xml version="1.0" encoding="utf-8"?>
<math xmlns="http://www.w3.org/1998/Math/MathML" display="inline">
  <mrow>
    <mn>1.96</mn>
    <mo>±</mo>
    <mn>0.56</mn>
  </mrow>
</math>
</file>

<file path=Formula-162/content.xml><?xml version="1.0" encoding="utf-8"?>
<math xmlns="http://www.w3.org/1998/Math/MathML" display="inline">
  <mi mathvariant="normal">Δ</mi>
</math>
</file>

<file path=Formula-164/content.xml><?xml version="1.0" encoding="utf-8"?>
<math xmlns="http://www.w3.org/1998/Math/MathML" display="inline">
  <mi mathvariant="normal">Δ</mi>
</math>
</file>

<file path=Formula-166/content.xml><?xml version="1.0" encoding="utf-8"?>
<math xmlns="http://www.w3.org/1998/Math/MathML" display="inline">
  <mi mathvariant="normal">Δ</mi>
</math>
</file>

<file path=Formula-168/content.xml><?xml version="1.0" encoding="utf-8"?>
<math xmlns="http://www.w3.org/1998/Math/MathML" display="inline">
  <mrow>
    <mo>&lt;</mo>
    <mn>0.013</mn>
  </mrow>
</math>
</file>

<file path=Formula-170/content.xml><?xml version="1.0" encoding="utf-8"?>
<math xmlns="http://www.w3.org/1998/Math/MathML" display="inline">
  <mrow>
    <mi>τ</mi>
    <mo>=</mo>
    <mn>2.1</mn>
  </mrow>
</math>
</file>

<file path=Formula-172/content.xml><?xml version="1.0" encoding="utf-8"?>
<math xmlns="http://www.w3.org/1998/Math/MathML" display="inline">
  <mo>↓</mo>
</math>
</file>

<file path=Formula-174/content.xml><?xml version="1.0" encoding="utf-8"?>
<math xmlns="http://www.w3.org/1998/Math/MathML" display="inline">
  <mo>↓</mo>
</math>
</file>

<file path=Formula-176/content.xml><?xml version="1.0" encoding="utf-8"?>
<math xmlns="http://www.w3.org/1998/Math/MathML" display="inline">
  <mrow>
    <mi>τ</mi>
    <mo>=</mo>
    <mn>2.1</mn>
  </mrow>
</math>
</file>

<file path=Formula-18/content.xml><?xml version="1.0" encoding="utf-8"?>
<math xmlns="http://www.w3.org/1998/Math/MathML" display="inline">
  <mrow>
    <mi>𝒟</mi>
    <mo>=</mo>
    <mo stretchy="false" form="prefix">{</mo>
    <mo stretchy="false" form="prefix">(</mo>
    <msub>
      <mi>V</mi>
      <mi>i</mi>
    </msub>
    <mo>,</mo>
    <msub>
      <mi>M</mi>
      <mi>i</mi>
    </msub>
    <mo>,</mo>
    <msub>
      <mi>D</mi>
      <mi>i</mi>
    </msub>
    <mo stretchy="false" form="postfix">)</mo>
    <msubsup>
      <mo stretchy="false" form="postfix">}</mo>
      <mrow>
        <mi>i</mi>
        <mo>=</mo>
        <mn>1</mn>
      </mrow>
      <mi>N</mi>
    </msubsup>
  </mrow>
</math>
</file>

<file path=Formula-2/content.xml><?xml version="1.0" encoding="utf-8"?>
<math xmlns="http://www.w3.org/1998/Math/MathML" display="inline">
  <msup>
    <mi/>
    <mn>1</mn>
  </msup>
</math>
</file>

<file path=Formula-20/content.xml><?xml version="1.0" encoding="utf-8"?>
<math xmlns="http://www.w3.org/1998/Math/MathML" display="inline">
  <mi>N</mi>
</math>
</file>

<file path=Formula-22/content.xml><?xml version="1.0" encoding="utf-8"?>
<math xmlns="http://www.w3.org/1998/Math/MathML" display="inline">
  <msub>
    <mi>V</mi>
    <mi>i</mi>
  </msub>
</math>
</file>

<file path=Formula-24/content.xml><?xml version="1.0" encoding="utf-8"?>
<math xmlns="http://www.w3.org/1998/Math/MathML" display="inline">
  <msub>
    <mi>M</mi>
    <mi>i</mi>
  </msub>
</math>
</file>

<file path=Formula-26/content.xml><?xml version="1.0" encoding="utf-8"?>
<math xmlns="http://www.w3.org/1998/Math/MathML" display="inline">
  <msub>
    <mi>D</mi>
    <mi>i</mi>
  </msub>
</math>
</file>

<file path=Formula-28/content.xml><?xml version="1.0" encoding="utf-8"?>
<math xmlns="http://www.w3.org/1998/Math/MathML" display="inline">
  <mi>i</mi>
</math>
</file>

<file path=Formula-30/content.xml><?xml version="1.0" encoding="utf-8"?>
<math xmlns="http://www.w3.org/1998/Math/MathML" display="inline">
  <mrow>
    <mo stretchy="false" form="prefix">[</mo>
    <mn>0</mn>
    <mo>,</mo>
    <mn>1</mn>
    <mo stretchy="false" form="postfix">]</mo>
  </mrow>
</math>
</file>

<file path=Formula-32/content.xml><?xml version="1.0" encoding="utf-8"?>
<math xmlns="http://www.w3.org/1998/Math/MathML" display="inline">
  <msub>
    <mi>V</mi>
    <msup>
      <mi>i</mi>
      <mo>′</mo>
    </msup>
  </msub>
</math>
</file>

<file path=Formula-34/content.xml><?xml version="1.0" encoding="utf-8"?>
<math xmlns="http://www.w3.org/1998/Math/MathML" display="inline">
  <msub>
    <mi>P</mi>
    <mi>i</mi>
  </msub>
</math>
</file>

<file path=Formula-36/content.xml><?xml version="1.0" encoding="utf-8"?>
<math xmlns="http://www.w3.org/1998/Math/MathML" display="inline">
  <mrow>
    <msub>
      <mi>P</mi>
      <mi>i</mi>
    </msub>
    <mo>∈</mo>
    <mo stretchy="false" form="prefix">[</mo>
    <mn>0</mn>
    <mo>,</mo>
    <mn>1</mn>
    <msup>
      <mo stretchy="false" form="postfix">]</mo>
      <mrow>
        <mi>H</mi>
        <mo>×</mo>
        <mi>W</mi>
        <mo>×</mo>
        <mi>D</mi>
        <mo>×</mo>
        <mi>C</mi>
      </mrow>
    </msup>
  </mrow>
</math>
</file>

<file path=Formula-38/content.xml><?xml version="1.0" encoding="utf-8"?>
<math xmlns="http://www.w3.org/1998/Math/MathML" display="inline">
  <mi>C</mi>
</math>
</file>

<file path=Formula-4/content.xml><?xml version="1.0" encoding="utf-8"?>
<math xmlns="http://www.w3.org/1998/Math/MathML" display="inline">
  <msup>
    <mi/>
    <mrow>
      <mn>1</mn>
      <mo>,</mo>
      <mi>*</mi>
    </mrow>
  </msup>
</math>
</file>

<file path=Formula-40/content.xml><?xml version="1.0" encoding="utf-8"?>
<math xmlns="http://www.w3.org/1998/Math/MathML" display="inline">
  <msub>
    <mover>
      <mi>M</mi>
      <mo accent="true">̂</mo>
    </mover>
    <mi>i</mi>
  </msub>
</math>
</file>

<file path=Formula-42/content.xml><?xml version="1.0" encoding="utf-8"?>
<math xmlns="http://www.w3.org/1998/Math/MathML" display="inline">
  <mrow>
    <mi>G</mi>
    <mo>=</mo>
    <mo stretchy="false" form="prefix">(</mo>
    <mi>V</mi>
    <mo>,</mo>
    <mi>E</mi>
    <mo stretchy="false" form="postfix">)</mo>
  </mrow>
</math>
</file>

<file path=Formula-44/content.xml><?xml version="1.0" encoding="utf-8"?>
<math xmlns="http://www.w3.org/1998/Math/MathML" display="inline">
  <mi>V</mi>
</math>
</file>

<file path=Formula-46/content.xml><?xml version="1.0" encoding="utf-8"?>
<math xmlns="http://www.w3.org/1998/Math/MathML" display="inline">
  <mi>E</mi>
</math>
</file>

<file path=Formula-48/content.xml><?xml version="1.0" encoding="utf-8"?>
<math xmlns="http://www.w3.org/1998/Math/MathML" display="inline">
  <mrow>
    <mi>v</mi>
    <mo>∈</mo>
    <mi>V</mi>
  </mrow>
</math>
</file>

<file path=Formula-50/content.xml><?xml version="1.0" encoding="utf-8"?>
<math xmlns="http://www.w3.org/1998/Math/MathML" display="inline">
  <msub>
    <mi>𝐱</mi>
    <mi>v</mi>
  </msub>
</math>
</file>

<file path=Formula-52/content.xml><?xml version="1.0" encoding="utf-8"?>
<math xmlns="http://www.w3.org/1998/Math/MathML" display="inline">
  <msub>
    <mover>
      <mi>M</mi>
      <mo accent="true">̂</mo>
    </mover>
    <mi>i</mi>
  </msub>
</math>
</file>

<file path=Formula-54/content.xml><?xml version="1.0" encoding="utf-8"?>
<math xmlns="http://www.w3.org/1998/Math/MathML" display="block">
  <mrow>
    <msup>
      <mi>H</mi>
      <mrow>
        <mo stretchy="false" form="prefix">(</mo>
        <mi>ℓ</mi>
        <mo>+</mo>
        <mn>1</mn>
        <mo stretchy="false" form="postfix">)</mo>
      </mrow>
    </msup>
    <mo>=</mo>
    <mi>σ</mi>
    <mrow>
      <mo stretchy="true" form="prefix">(</mo>
      <msup>
        <mover>
          <mi>D</mi>
          <mo accent="true">̃</mo>
        </mover>
        <mrow>
          <mi>−</mi>
          <mfrac>
            <mn>1</mn>
            <mn>2</mn>
          </mfrac>
        </mrow>
      </msup>
      <mover>
        <mi>A</mi>
        <mo accent="true">̃</mo>
      </mover>
      <msup>
        <mover>
          <mi>D</mi>
          <mo accent="true">̃</mo>
        </mover>
        <mrow>
          <mi>−</mi>
          <mfrac>
            <mn>1</mn>
            <mn>2</mn>
          </mfrac>
        </mrow>
      </msup>
      <msup>
        <mi>H</mi>
        <mrow>
          <mo stretchy="false" form="prefix">(</mo>
          <mi>ℓ</mi>
          <mo stretchy="false" form="postfix">)</mo>
        </mrow>
      </msup>
      <msup>
        <mi>W</mi>
        <mrow>
          <mo stretchy="false" form="prefix">(</mo>
          <mi>ℓ</mi>
          <mo stretchy="false" form="postfix">)</mo>
        </mrow>
      </msup>
      <mo stretchy="true" form="postfix">)</mo>
    </mrow>
    <mo>,</mo>
  </mrow>
</math>
</file>

<file path=Formula-56/content.xml><?xml version="1.0" encoding="utf-8"?>
<math xmlns="http://www.w3.org/1998/Math/MathML" display="inline">
  <msup>
    <mi>H</mi>
    <mrow>
      <mo stretchy="false" form="prefix">(</mo>
      <mi>ℓ</mi>
      <mo stretchy="false" form="postfix">)</mo>
    </mrow>
  </msup>
</math>
</file>

<file path=Formula-58/content.xml><?xml version="1.0" encoding="utf-8"?>
<math xmlns="http://www.w3.org/1998/Math/MathML" display="inline">
  <mi>ℓ</mi>
</math>
</file>

<file path=Formula-6/content.xml><?xml version="1.0" encoding="utf-8"?>
<math xmlns="http://www.w3.org/1998/Math/MathML" display="inline">
  <msup>
    <mi/>
    <mn>2</mn>
  </msup>
</math>
</file>

<file path=Formula-60/content.xml><?xml version="1.0" encoding="utf-8"?>
<math xmlns="http://www.w3.org/1998/Math/MathML" display="inline">
  <mover>
    <mi>A</mi>
    <mo accent="true">̃</mo>
  </mover>
</math>
</file>

<file path=Formula-62/content.xml><?xml version="1.0" encoding="utf-8"?>
<math xmlns="http://www.w3.org/1998/Math/MathML" display="inline">
  <mover>
    <mi>D</mi>
    <mo accent="true">̃</mo>
  </mover>
</math>
</file>

<file path=Formula-64/content.xml><?xml version="1.0" encoding="utf-8"?>
<math xmlns="http://www.w3.org/1998/Math/MathML" display="inline">
  <msup>
    <mi>W</mi>
    <mrow>
      <mo stretchy="false" form="prefix">(</mo>
      <mi>ℓ</mi>
      <mo stretchy="false" form="postfix">)</mo>
    </mrow>
  </msup>
</math>
</file>

<file path=Formula-66/content.xml><?xml version="1.0" encoding="utf-8"?>
<math xmlns="http://www.w3.org/1998/Math/MathML" display="inline">
  <msub>
    <mi>𝐡</mi>
    <mi>G</mi>
  </msub>
</math>
</file>

<file path=Formula-68/content.xml><?xml version="1.0" encoding="utf-8"?>
<math xmlns="http://www.w3.org/1998/Math/MathML" display="inline">
  <msup>
    <mi>z</mi>
    <mrow>
      <mo stretchy="false" form="prefix">(</mo>
      <mi>s</mi>
      <mo stretchy="false" form="postfix">)</mo>
    </mrow>
  </msup>
</math>
</file>

<file path=Formula-70/content.xml><?xml version="1.0" encoding="utf-8"?>
<math xmlns="http://www.w3.org/1998/Math/MathML" display="inline">
  <msup>
    <mover>
      <mi>z</mi>
      <mo accent="true">‾</mo>
    </mover>
    <mrow>
      <mo stretchy="false" form="prefix">(</mo>
      <mi>t</mi>
      <mo stretchy="false" form="postfix">)</mo>
    </mrow>
  </msup>
</math>
</file>

<file path=Formula-72/content.xml><?xml version="1.0" encoding="utf-8"?>
<math xmlns="http://www.w3.org/1998/Math/MathML" display="block">
  <mrow>
    <mi>ℒ</mi>
    <mo>=</mo>
    <mi>α</mi>
    <msub>
      <mi>ℒ</mi>
      <mrow>
        <mi mathvariant="normal">C</mi>
        <mi mathvariant="normal">E</mi>
      </mrow>
    </msub>
    <mo stretchy="false" form="prefix">(</mo>
    <mi>y</mi>
    <mo>,</mo>
    <mrow>
      <mi mathvariant="normal">s</mi>
      <mi mathvariant="normal">o</mi>
      <mi mathvariant="normal">f</mi>
      <mi mathvariant="normal">t</mi>
      <mi mathvariant="normal">m</mi>
      <mi mathvariant="normal">a</mi>
      <mi mathvariant="normal">x</mi>
    </mrow>
    <mo stretchy="false" form="prefix">(</mo>
    <msup>
      <mi>z</mi>
      <mrow>
        <mo stretchy="false" form="prefix">(</mo>
        <mi>s</mi>
        <mo stretchy="false" form="postfix">)</mo>
      </mrow>
    </msup>
    <mo stretchy="false" form="postfix">)</mo>
    <mo stretchy="false" form="postfix">)</mo>
    <mo>+</mo>
    <mo stretchy="false" form="prefix">(</mo>
    <mn>1</mn>
    <mo>−</mo>
    <mi>α</mi>
    <mo stretchy="false" form="postfix">)</mo>
    <msup>
      <mi>τ</mi>
      <mn>2</mn>
    </msup>
    <mrow>
      <mi mathvariant="normal">K</mi>
      <mi mathvariant="normal">L</mi>
    </mrow>
    <mrow>
      <mo stretchy="true" form="prefix">(</mo>
      <mrow>
        <mi mathvariant="normal">s</mi>
        <mi mathvariant="normal">o</mi>
        <mi mathvariant="normal">f</mi>
        <mi mathvariant="normal">t</mi>
        <mi mathvariant="normal">m</mi>
        <mi mathvariant="normal">a</mi>
        <mi mathvariant="normal">x</mi>
      </mrow>
      <mrow>
        <mo stretchy="true" form="prefix">(</mo>
        <mfrac>
          <msup>
            <mover>
              <mi>z</mi>
              <mo accent="true">‾</mo>
            </mover>
            <mrow>
              <mo stretchy="false" form="prefix">(</mo>
              <mi>t</mi>
              <mo stretchy="false" form="postfix">)</mo>
            </mrow>
          </msup>
          <mi>τ</mi>
        </mfrac>
        <mo stretchy="true" form="postfix">)</mo>
      </mrow>
      <mo minsize="240%" maxsize="240%" stretchy="true" form="postfix">∥</mo>
      <mrow>
        <mi mathvariant="normal">s</mi>
        <mi mathvariant="normal">o</mi>
        <mi mathvariant="normal">f</mi>
        <mi mathvariant="normal">t</mi>
        <mi mathvariant="normal">m</mi>
        <mi mathvariant="normal">a</mi>
        <mi mathvariant="normal">x</mi>
      </mrow>
      <mrow>
        <mo stretchy="true" form="prefix">(</mo>
        <mfrac>
          <msup>
            <mi>z</mi>
            <mrow>
              <mo stretchy="false" form="prefix">(</mo>
              <mi>s</mi>
              <mo stretchy="false" form="postfix">)</mo>
            </mrow>
          </msup>
          <mi>τ</mi>
        </mfrac>
        <mo stretchy="true" form="postfix">)</mo>
      </mrow>
      <mo stretchy="true" form="postfix">)</mo>
    </mrow>
    <mo>,</mo>
  </mrow>
</math>
</file>

<file path=Formula-74/content.xml><?xml version="1.0" encoding="utf-8"?>
<math xmlns="http://www.w3.org/1998/Math/MathML" display="inline">
  <mi>τ</mi>
</math>
</file>

<file path=Formula-76/content.xml><?xml version="1.0" encoding="utf-8"?>
<math xmlns="http://www.w3.org/1998/Math/MathML" display="inline">
  <mi>α</mi>
</math>
</file>

<file path=Formula-78/content.xml><?xml version="1.0" encoding="utf-8"?>
<math xmlns="http://www.w3.org/1998/Math/MathML" display="inline">
  <mi>X</mi>
</math>
</file>

<file path=Formula-8/content.xml><?xml version="1.0" encoding="utf-8"?>
<math xmlns="http://www.w3.org/1998/Math/MathML" display="inline">
  <msup>
    <mi/>
    <mn>3</mn>
  </msup>
</math>
</file>

<file path=Formula-80/content.xml><?xml version="1.0" encoding="utf-8"?>
<math xmlns="http://www.w3.org/1998/Math/MathML" display="inline">
  <mi>Y</mi>
</math>
</file>

<file path=Formula-82/content.xml><?xml version="1.0" encoding="utf-8"?>
<math xmlns="http://www.w3.org/1998/Math/MathML" display="block">
  <mrow>
    <mrow>
      <mi mathvariant="normal">D</mi>
      <mi mathvariant="normal">S</mi>
      <mi mathvariant="normal">C</mi>
    </mrow>
    <mo stretchy="false" form="prefix">(</mo>
    <mi>X</mi>
    <mo>,</mo>
    <mi>Y</mi>
    <mo stretchy="false" form="postfix">)</mo>
    <mo>=</mo>
    <mfrac>
      <mrow>
        <mn>2</mn>
        <mo stretchy="false" form="prefix">|</mo>
        <mi>X</mi>
        <mo>∩</mo>
        <mi>Y</mi>
        <mo stretchy="false" form="prefix">|</mo>
      </mrow>
      <mrow>
        <mo stretchy="false" form="prefix">|</mo>
        <mi>X</mi>
        <mo stretchy="false" form="prefix">|</mo>
        <mi>+</mi>
        <mo stretchy="false" form="prefix">|</mo>
        <mi>Y</mi>
        <mo stretchy="false" form="prefix">|</mo>
      </mrow>
    </mfrac>
    <mi>.</mi>
  </mrow>
</math>
</file>

<file path=Formula-84/content.xml><?xml version="1.0" encoding="utf-8"?>
<math xmlns="http://www.w3.org/1998/Math/MathML" display="block">
  <mrow>
    <mrow>
      <mi mathvariant="normal">I</mi>
      <mi mathvariant="normal">o</mi>
      <mi mathvariant="normal">U</mi>
    </mrow>
    <mo stretchy="false" form="prefix">(</mo>
    <mi>X</mi>
    <mo>,</mo>
    <mi>Y</mi>
    <mo stretchy="false" form="postfix">)</mo>
    <mo>=</mo>
    <mfrac>
      <mrow>
        <mo stretchy="false" form="prefix">|</mo>
        <mi>X</mi>
        <mo>∩</mo>
        <mi>Y</mi>
        <mo stretchy="false" form="prefix">|</mo>
      </mrow>
      <mrow>
        <mo stretchy="false" form="prefix">|</mo>
        <mi>X</mi>
        <mo>∪</mo>
        <mi>Y</mi>
        <mo stretchy="false" form="prefix">|</mo>
      </mrow>
    </mfrac>
    <mi>.</mi>
  </mrow>
</math>
</file>

<file path=Formula-86/content.xml><?xml version="1.0" encoding="utf-8"?>
<math xmlns="http://www.w3.org/1998/Math/MathML" display="inline">
  <msub>
    <mi>p</mi>
    <mi>i</mi>
  </msub>
</math>
</file>

<file path=Formula-88/content.xml><?xml version="1.0" encoding="utf-8"?>
<math xmlns="http://www.w3.org/1998/Math/MathML" display="inline">
  <mrow>
    <msub>
      <mi>y</mi>
      <mi>i</mi>
    </msub>
    <mo>∈</mo>
    <mo stretchy="false" form="prefix">{</mo>
    <mn>0</mn>
    <mo>,</mo>
    <mn>1</mn>
    <mo stretchy="false" form="postfix">}</mo>
  </mrow>
</math>
</file>

<file path=Formula-90/content.xml><?xml version="1.0" encoding="utf-8"?>
<math xmlns="http://www.w3.org/1998/Math/MathML" display="inline">
  <mrow>
    <mn>0.951</mn>
    <mo>±</mo>
    <mn>0.03</mn>
  </mrow>
</math>
</file>

<file path=Formula-92/content.xml><?xml version="1.0" encoding="utf-8"?>
<math xmlns="http://www.w3.org/1998/Math/MathML" display="inline">
  <mrow>
    <mn>7.5</mn>
    <mo>±</mo>
    <mn>2.1</mn>
  </mrow>
</math>
</file>

<file path=Formula-94/content.xml><?xml version="1.0" encoding="utf-8"?>
<math xmlns="http://www.w3.org/1998/Math/MathML" display="inline">
  <mrow>
    <mn>0.965</mn>
    <mo>±</mo>
    <mn>0.03</mn>
  </mrow>
</math>
</file>

<file path=Formula-96/content.xml><?xml version="1.0" encoding="utf-8"?>
<math xmlns="http://www.w3.org/1998/Math/MathML" display="inline">
  <mrow>
    <mn>0.932</mn>
    <mo>±</mo>
    <mn>0.018</mn>
  </mrow>
</math>
</file>

<file path=Formula-98/content.xml><?xml version="1.0" encoding="utf-8"?>
<math xmlns="http://www.w3.org/1998/Math/MathML" display="inline">
  <mrow>
    <mn>5.8</mn>
    <mo>±</mo>
    <mn>2.2</mn>
  </mrow>
</math>
</file>